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logdata" style:family="table" style:master-page-name="Standard">
      <style:table-properties style:width="16.401cm" style:page-number="auto" table:align="center" fo:keep-with-next="always" style:may-break-between-rows="false" style:writing-mode="lr-tb"/>
    </style:style>
    <style:style style:name="logdata.A" style:family="table-column">
      <style:table-column-properties style:column-width="3.221cm"/>
    </style:style>
    <style:style style:name="logdata.B" style:family="table-column">
      <style:table-column-properties style:column-width="5.406cm"/>
    </style:style>
    <style:style style:name="logdata.C" style:family="table-column">
      <style:table-column-properties style:column-width="4.655cm"/>
    </style:style>
    <style:style style:name="logdata.D" style:family="table-column">
      <style:table-column-properties style:column-width="3.119cm"/>
    </style:style>
    <style:style style:name="logdata.1" style:family="table-row">
      <style:table-row-properties fo:keep-together="always"/>
    </style:style>
    <style:style style:name="logdata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logdata.D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logdata.A72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logdata.D72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12dfdb"/>
    </style:style>
    <style:style style:name="P5" style:family="paragraph" style:parent-style-name="Standard">
      <style:paragraph-properties style:snap-to-layout-grid="false"/>
      <style:text-properties officeooo:paragraph-rsid="00135ea7"/>
    </style:style>
    <style:style style:name="P6" style:family="paragraph" style:parent-style-name="Standard">
      <style:paragraph-properties style:snap-to-layout-grid="false"/>
      <style:text-properties officeooo:paragraph-rsid="0013c98a"/>
    </style:style>
    <style:style style:name="P7" style:family="paragraph" style:parent-style-name="Standard">
      <style:paragraph-properties style:snap-to-layout-grid="false"/>
      <style:text-properties officeooo:paragraph-rsid="0014f61c"/>
    </style:style>
    <style:style style:name="P8" style:family="paragraph" style:parent-style-name="Standard">
      <style:paragraph-properties style:snap-to-layout-grid="false"/>
      <style:text-properties officeooo:paragraph-rsid="00166298"/>
    </style:style>
    <style:style style:name="P9" style:family="paragraph" style:parent-style-name="Standard">
      <style:paragraph-properties style:snap-to-layout-grid="false"/>
      <style:text-properties officeooo:paragraph-rsid="001a3809"/>
    </style:style>
    <style:style style:name="P10" style:family="paragraph" style:parent-style-name="Standard">
      <style:paragraph-properties style:snap-to-layout-grid="false"/>
      <style:text-properties officeooo:paragraph-rsid="001d6cf9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3" style:family="paragraph" style:parent-style-name="Standard">
      <style:paragraph-properties style:snap-to-layout-grid="false"/>
      <style:text-properties fo:font-size="10pt" officeooo:paragraph-rsid="0012dfdb" style:font-size-asian="10pt" style:font-size-complex="10pt"/>
    </style:style>
    <style:style style:name="P14" style:family="paragraph" style:parent-style-name="Standard">
      <style:paragraph-properties style:snap-to-layout-grid="false"/>
      <style:text-properties fo:font-size="10pt" officeooo:paragraph-rsid="00135ea7" style:font-size-asian="10pt" style:font-size-complex="10pt"/>
    </style:style>
    <style:style style:name="P15" style:family="paragraph" style:parent-style-name="Standard">
      <style:paragraph-properties style:snap-to-layout-grid="false"/>
      <style:text-properties fo:font-size="10pt" officeooo:paragraph-rsid="0013c98a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font-size="10pt" officeooo:paragraph-rsid="0014f61c" style:font-size-asian="10pt" style:font-size-complex="10pt"/>
    </style:style>
    <style:style style:name="P17" style:family="paragraph" style:parent-style-name="Standard">
      <style:paragraph-properties style:snap-to-layout-grid="false"/>
      <style:text-properties fo:font-size="10pt" officeooo:paragraph-rsid="00166298" style:font-size-asian="10pt" style:font-size-complex="10pt"/>
    </style:style>
    <style:style style:name="P18" style:family="paragraph" style:parent-style-name="Standard">
      <style:paragraph-properties style:snap-to-layout-grid="false"/>
      <style:text-properties fo:font-size="10pt" officeooo:paragraph-rsid="001a3809" style:font-size-asian="10pt" style:font-size-complex="10pt"/>
    </style:style>
    <style:style style:name="P19" style:family="paragraph" style:parent-style-name="Standard">
      <style:paragraph-properties style:snap-to-layout-grid="false"/>
      <style:text-properties fo:font-size="10pt" officeooo:paragraph-rsid="001d6cf9" style:font-size-asian="10pt" style:font-size-complex="10pt"/>
    </style:style>
    <style:style style:name="P20" style:family="paragraph" style:parent-style-name="Standard">
      <style:paragraph-properties style:snap-to-layout-grid="false"/>
      <style:text-properties fo:font-size="10pt" officeooo:paragraph-rsid="002550c3" style:font-size-asian="10pt" style:font-size-complex="10pt"/>
    </style:style>
    <style:style style:name="P21" style:family="paragraph" style:parent-style-name="Standard">
      <style:paragraph-properties style:snap-to-layout-grid="false"/>
      <style:text-properties fo:font-size="10pt" officeooo:rsid="0012dfdb" officeooo:paragraph-rsid="0012dfdb" style:font-size-asian="10pt" style:font-size-complex="10pt"/>
    </style:style>
    <style:style style:name="P22" style:family="paragraph" style:parent-style-name="Standard">
      <style:paragraph-properties style:snap-to-layout-grid="false"/>
      <style:text-properties fo:font-size="10pt" officeooo:rsid="00135ea7" officeooo:paragraph-rsid="00135ea7" style:font-size-asian="10pt" style:font-size-complex="10pt"/>
    </style:style>
    <style:style style:name="P23" style:family="paragraph" style:parent-style-name="Standard">
      <style:paragraph-properties style:snap-to-layout-grid="false"/>
      <style:text-properties fo:font-size="10pt" officeooo:rsid="0014f61c" officeooo:paragraph-rsid="0014f61c" style:font-size-asian="10pt" style:font-size-complex="10pt"/>
    </style:style>
    <style:style style:name="P24" style:family="paragraph" style:parent-style-name="Standard">
      <style:paragraph-properties style:snap-to-layout-grid="false"/>
      <style:text-properties fo:font-size="10pt" officeooo:rsid="0013c98a" officeooo:paragraph-rsid="0013c98a" style:font-size-asian="10pt" style:font-size-complex="10pt"/>
    </style:style>
    <style:style style:name="P25" style:family="paragraph" style:parent-style-name="Standard">
      <style:paragraph-properties style:snap-to-layout-grid="false"/>
      <style:text-properties fo:font-size="10pt" officeooo:rsid="00166298" officeooo:paragraph-rsid="00166298" style:font-size-asian="10pt" style:font-size-complex="10pt"/>
    </style:style>
    <style:style style:name="P26" style:family="paragraph" style:parent-style-name="Standard">
      <style:paragraph-properties style:snap-to-layout-grid="false"/>
      <style:text-properties fo:font-size="10pt" officeooo:rsid="001a3809" officeooo:paragraph-rsid="001a3809" style:font-size-asian="10pt" style:font-size-complex="10pt"/>
    </style:style>
    <style:style style:name="P27" style:family="paragraph" style:parent-style-name="Standard">
      <style:paragraph-properties style:snap-to-layout-grid="false"/>
      <style:text-properties fo:font-size="10pt" officeooo:rsid="001d6cf9" officeooo:paragraph-rsid="001d6cf9" style:font-size-asian="10pt" style:font-size-complex="10pt"/>
    </style:style>
    <style:style style:name="P28" style:family="paragraph" style:parent-style-name="Standard">
      <style:paragraph-properties style:snap-to-layout-grid="false"/>
      <style:text-properties fo:font-size="10pt" officeooo:rsid="001f5b0d" officeooo:paragraph-rsid="001f5b0d" style:font-size-asian="10pt" style:font-size-complex="10pt"/>
    </style:style>
    <style:style style:name="P29" style:family="paragraph" style:parent-style-name="Standard">
      <style:paragraph-properties style:snap-to-layout-grid="false"/>
      <style:text-properties fo:font-size="10pt" officeooo:rsid="0020ff8c" officeooo:paragraph-rsid="0020ff8c" style:font-size-asian="10pt" style:font-size-complex="10pt"/>
    </style:style>
    <style:style style:name="P30" style:family="paragraph" style:parent-style-name="Standard">
      <style:paragraph-properties style:snap-to-layout-grid="false"/>
      <style:text-properties fo:font-size="10pt" officeooo:rsid="00232654" officeooo:paragraph-rsid="00232654" style:font-size-asian="10pt" style:font-size-complex="10pt"/>
    </style:style>
    <style:style style:name="P31" style:family="paragraph" style:parent-style-name="Standard">
      <style:paragraph-properties style:snap-to-layout-grid="false"/>
      <style:text-properties fo:font-size="10pt" officeooo:rsid="00245f5a" officeooo:paragraph-rsid="00245f5a" style:font-size-asian="10pt" style:font-size-complex="10pt"/>
    </style:style>
    <style:style style:name="P32" style:family="paragraph" style:parent-style-name="Standard">
      <style:paragraph-properties style:snap-to-layout-grid="false"/>
      <style:text-properties fo:font-size="10pt" officeooo:rsid="002550c3" officeooo:paragraph-rsid="002550c3" style:font-size-asian="10pt" style:font-size-complex="10pt"/>
    </style:style>
    <style:style style:name="P33" style:family="paragraph" style:parent-style-name="Standard">
      <style:paragraph-properties style:snap-to-layout-grid="false"/>
      <style:text-properties fo:font-size="10pt" officeooo:rsid="0027c4ab" officeooo:paragraph-rsid="0027c4ab" style:font-size-asian="10pt" style:font-size-complex="10pt"/>
    </style:style>
    <style:style style:name="P34" style:family="paragraph" style:parent-style-name="Standard">
      <style:paragraph-properties style:snap-to-layout-grid="false"/>
      <style:text-properties fo:font-size="10pt" officeooo:rsid="0028e205" officeooo:paragraph-rsid="0028e205" style:font-size-asian="10pt" style:font-size-complex="10pt"/>
    </style:style>
    <style:style style:name="P35" style:family="paragraph" style:parent-style-name="Standard">
      <style:paragraph-properties style:snap-to-layout-grid="false"/>
      <style:text-properties fo:font-size="10pt" officeooo:rsid="002b6ee9" officeooo:paragraph-rsid="002b6ee9" style:font-size-asian="10pt" style:font-size-complex="10pt"/>
    </style:style>
    <style:style style:name="P36" style:family="paragraph" style:parent-style-name="Standard">
      <style:paragraph-properties style:snap-to-layout-grid="false"/>
      <style:text-properties fo:font-size="10pt" officeooo:rsid="002be038" officeooo:paragraph-rsid="002be038" style:font-size-asian="10pt" style:font-size-complex="10pt"/>
    </style:style>
    <style:style style:name="P37" style:family="paragraph" style:parent-style-name="Standard">
      <style:paragraph-properties style:snap-to-layout-grid="false"/>
      <style:text-properties officeooo:rsid="001f5b0d" officeooo:paragraph-rsid="001f5b0d"/>
    </style:style>
    <style:style style:name="P38" style:family="paragraph" style:parent-style-name="Standard">
      <style:paragraph-properties style:snap-to-layout-grid="false"/>
      <style:text-properties officeooo:rsid="0020ff8c" officeooo:paragraph-rsid="0020ff8c"/>
    </style:style>
    <style:style style:name="P39" style:family="paragraph" style:parent-style-name="Standard">
      <style:text-properties officeooo:rsid="0021e5d4" officeooo:paragraph-rsid="0021e5d4"/>
    </style:style>
    <style:style style:name="P40" style:family="paragraph" style:parent-style-name="Standard">
      <style:paragraph-properties style:snap-to-layout-grid="false"/>
      <style:text-properties officeooo:rsid="00232654" officeooo:paragraph-rsid="00232654"/>
    </style:style>
    <style:style style:name="P41" style:family="paragraph" style:parent-style-name="Standard">
      <style:paragraph-properties style:snap-to-layout-grid="false"/>
      <style:text-properties officeooo:rsid="00245f5a" officeooo:paragraph-rsid="00245f5a"/>
    </style:style>
    <style:style style:name="P42" style:family="paragraph" style:parent-style-name="Standard">
      <style:paragraph-properties style:snap-to-layout-grid="false"/>
      <style:text-properties officeooo:rsid="002550c3" officeooo:paragraph-rsid="002550c3"/>
    </style:style>
    <style:style style:name="P43" style:family="paragraph" style:parent-style-name="Standard">
      <style:text-properties officeooo:rsid="002550c3" officeooo:paragraph-rsid="002550c3"/>
    </style:style>
    <style:style style:name="P44" style:family="paragraph" style:parent-style-name="Standard">
      <style:paragraph-properties style:snap-to-layout-grid="false"/>
      <style:text-properties officeooo:rsid="0027c4ab" officeooo:paragraph-rsid="0027c4ab"/>
    </style:style>
    <style:style style:name="P45" style:family="paragraph" style:parent-style-name="Standard">
      <style:paragraph-properties style:snap-to-layout-grid="false"/>
      <style:text-properties officeooo:rsid="002b6ee9" officeooo:paragraph-rsid="002b6ee9"/>
    </style:style>
    <style:style style:name="P46" style:family="paragraph" style:parent-style-name="Standard">
      <style:paragraph-properties style:snap-to-layout-grid="false"/>
      <style:text-properties officeooo:rsid="002be038" officeooo:paragraph-rsid="002be038"/>
    </style:style>
    <style:style style:name="P47" style:family="paragraph" style:parent-style-name="Standard">
      <style:paragraph-properties style:snap-to-layout-grid="false"/>
      <style:text-properties fo:font-size="10pt" officeooo:rsid="0013c98a" officeooo:paragraph-rsid="0013c98a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27c4ab" style:font-size-asian="10pt" style:font-size-complex="10pt"/>
    </style:style>
    <style:style style:name="T4" style:family="text">
      <style:text-properties officeooo:rsid="0012dfdb"/>
    </style:style>
    <style:style style:name="T5" style:family="text">
      <style:text-properties officeooo:rsid="00135ea7"/>
    </style:style>
    <style:style style:name="T6" style:family="text">
      <style:text-properties officeooo:rsid="0013c98a"/>
    </style:style>
    <style:style style:name="T7" style:family="text">
      <style:text-properties officeooo:rsid="0014f61c"/>
    </style:style>
    <style:style style:name="T8" style:family="text">
      <style:text-properties officeooo:rsid="00166298"/>
    </style:style>
    <style:style style:name="T9" style:family="text">
      <style:text-properties officeooo:rsid="00178cd5"/>
    </style:style>
    <style:style style:name="T10" style:family="text">
      <style:text-properties officeooo:rsid="00191c69"/>
    </style:style>
    <style:style style:name="T11" style:family="text">
      <style:text-properties officeooo:rsid="001a3809"/>
    </style:style>
    <style:style style:name="T12" style:family="text">
      <style:text-properties officeooo:rsid="001d6cf9"/>
    </style:style>
    <style:style style:name="T13" style:family="text">
      <style:text-properties officeooo:rsid="001f5b0d"/>
    </style:style>
    <style:style style:name="T14" style:family="text">
      <style:text-properties officeooo:rsid="002550c3"/>
    </style:style>
    <style:style style:name="T15" style:family="text">
      <style:text-properties officeooo:rsid="0027c4ab"/>
    </style:style>
    <style:style style:name="T16" style:family="text">
      <style:text-properties officeooo:rsid="002be0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logdata" table:style-name="logdata">
        <table:table-column table:style-name="logdata.A"/>
        <table:table-column table:style-name="logdata.B"/>
        <table:table-column table:style-name="logdata.C"/>
        <table:table-column table:style-name="logdata.D"/>
        <table:table-header-rows>
          <table:table-row table:style-name="logdata.1">
            <table:table-cell table:style-name="logdata.A1" office:value-type="string">
              <text:p text:style-name="P2"><text:span text:style-name="T9">o</text:span>rganisatie</text:p>
            </table:table-cell>
            <table:table-cell table:style-name="logdata.A1" office:value-type="string">
              <text:p text:style-name="P2">webadres</text:p>
            </table:table-cell>
            <table:table-cell table:style-name="logdata.A1" office:value-type="string">
              <text:p text:style-name="P2">inlognaam</text:p>
            </table:table-cell>
            <table:table-cell table:style-name="logdata.D1" office:value-type="string">
              <text:p text:style-name="P2">wachtwoord</text:p>
            </table:table-cell>
          </table:table-row>
        </table:table-header-rows>
        <table:table-row table:style-name="logdata.1">
          <table:table-cell table:style-name="logdata.A1" office:value-type="string">
            <text:p text:style-name="P16"/>
          </table:table-cell>
          <table:table-cell table:style-name="logdata.A1" office:value-type="string">
            <text:p text:style-name="P7"/>
          </table:table-cell>
          <table:table-cell table:style-name="logdata.A1" office:value-type="string">
            <text:p text:style-name="P16"/>
          </table:table-cell>
          <table:table-cell table:style-name="logdata.D1" office:value-type="string">
            <text:p text:style-name="P16"/>
          </table:table-cell>
        </table:table-row>
        <table:table-row table:style-name="logdata.1">
          <table:table-cell table:style-name="logdata.A1" office:value-type="string">
            <text:p text:style-name="P18"/>
          </table:table-cell>
          <table:table-cell table:style-name="logdata.A1" office:value-type="string">
            <text:p text:style-name="P9"><text:a xlink:type="simple" xlink:href="http://www.comicstripshop.com/"><text:span text:style-name="T11">www.comicstripshop.com</text:span></text:a></text:p>
          </table:table-cell>
          <table:table-cell table:style-name="logdata.A1" office:value-type="string">
            <text:p text:style-name="P18"/>
          </table:table-cell>
          <table:table-cell table:style-name="logdata.D1" office:value-type="string">
            <text:p text:style-name="P26">haendel1750</text:p>
          </table:table-cell>
        </table:table-row>
        <table:table-row table:style-name="logdata.1">
          <table:table-cell table:style-name="logdata.A1" office:value-type="string">
            <text:p text:style-name="P12"/>
          </table:table-cell>
          <table:table-cell table:style-name="logdata.A1" office:value-type="string">
            <text:p text:style-name="P3"><text:a xlink:type="simple" xlink:href="http://www.nederlandsfotomuseum.nl/"><text:span text:style-name="Internet_20_link"><text:span text:style-name="T2"/></text:span></text:a></text:p>
          </table:table-cell>
          <table:table-cell table:style-name="logdata.A1" office:value-type="string">
            <text:p text:style-name="P12"/>
          </table:table-cell>
          <table:table-cell table:style-name="logdata.D1" office:value-type="string">
            <text:p text:style-name="P12"/>
          </table:table-cell>
        </table:table-row>
        <table:table-row table:style-name="logdata.1">
          <table:table-cell table:style-name="logdata.A1" office:value-type="string">
            <text:p text:style-name="P12"/>
          </table:table-cell>
          <table:table-cell table:style-name="logdata.A1" office:value-type="string">
            <text:p text:style-name="P3"><text:a xlink:type="simple" xlink:href="http://www.proxis.nl/"><text:span text:style-name="Internet_20_link"><text:span text:style-name="T2"/></text:span></text:a></text:p>
          </table:table-cell>
          <table:table-cell table:style-name="logdata.A1" office:value-type="string">
            <text:p text:style-name="P3"><text:a xlink:type="simple" xlink:href="mailto:hng@xs4all.nl"><text:span text:style-name="Internet_20_link"><text:span text:style-name="T2"/></text:span></text:a></text:p>
          </table:table-cell>
          <table:table-cell table:style-name="logdata.D1" office:value-type="string">
            <text:p text:style-name="P12"/>
          </table:table-cell>
        </table:table-row>
        <table:table-row table:style-name="logdata.1">
          <table:table-cell table:style-name="logdata.A1" office:value-type="string">
            <text:p text:style-name="P23">123adapter</text:p>
          </table:table-cell>
          <table:table-cell table:style-name="logdata.A1" office:value-type="string">
            <text:p text:style-name="P7"><text:span text:style-name="T7">www.</text:span><text:a xlink:type="simple" xlink:href="http://123adapter.nl/"><text:span text:style-name="T7">http://123adapter.nl/</text:span></text:a></text:p>
          </table:table-cell>
          <table:table-cell table:style-name="logdata.A1" office:value-type="string">
            <text:p text:style-name="P16"/>
          </table:table-cell>
          <table:table-cell table:style-name="logdata.D1" office:value-type="string">
            <text:p text:style-name="P23">haendel1750</text:p>
          </table:table-cell>
        </table:table-row>
        <table:table-row table:style-name="logdata.1">
          <table:table-cell table:style-name="logdata.A1" office:value-type="string">
            <text:p text:style-name="P12">50 plus</text:p>
          </table:table-cell>
          <table:table-cell table:style-name="logdata.A1" office:value-type="string">
            <text:p text:style-name="P3"><text:a xlink:type="simple" xlink:href="../Inloggen/www.50plus.nl"><text:span text:style-name="Internet_20_link"><text:span text:style-name="T2">www.50plus.nl</text:span></text:span></text:a></text:p>
          </table:table-cell>
          <table:table-cell table:style-name="logdata.A1" office:value-type="string">
            <text:p text:style-name="P12">barthng</text:p>
          </table:table-cell>
          <table:table-cell table:style-name="logdata.D1" office:value-type="string">
            <text:p text:style-name="P12">haendel1750</text:p>
          </table:table-cell>
        </table:table-row>
        <table:table-row table:style-name="logdata.1">
          <table:table-cell table:style-name="logdata.A1" office:value-type="string">
            <text:p text:style-name="P32">Adobe</text:p>
          </table:table-cell>
          <table:table-cell table:style-name="logdata.A1" office:value-type="string">
            <text:p text:style-name="P42"><text:a xlink:type="simple" xlink:href="http://www.adobe.nl/">www.adobe.nl</text:a></text:p>
          </table:table-cell>
          <table:table-cell table:style-name="logdata.A1" office:value-type="string">
            <text:p text:style-name="P32">hng@xs4all.nl</text:p>
          </table:table-cell>
          <table:table-cell table:style-name="logdata.D1" office:value-type="string">
            <text:p text:style-name="P32">mahler1911</text:p>
          </table:table-cell>
        </table:table-row>
        <table:table-row table:style-name="logdata.1">
          <table:table-cell table:style-name="logdata.A1" office:value-type="string">
            <text:p text:style-name="P30">ah</text:p>
          </table:table-cell>
          <table:table-cell table:style-name="logdata.A1" office:value-type="string">
            <text:p text:style-name="P40"><text:a xlink:type="simple" xlink:href="http://www.ah.nl/">www.ah.nl</text:a></text:p>
          </table:table-cell>
          <table:table-cell table:style-name="logdata.A1" office:value-type="string">
            <text:p text:style-name="P30"><text:a xlink:type="simple" xlink:href="mailto:hng@xs4all.nl">hng@xs4all.nl</text:a></text:p>
          </table:table-cell>
          <table:table-cell table:style-name="logdata.D1" office:value-type="string">
            <text:p text:style-name="P30">haendel<text:span text:style-name="T15">1750</text:span></text:p>
          </table:table-cell>
        </table:table-row>
        <table:table-row table:style-name="logdata.1">
          <table:table-cell table:style-name="logdata.A1" office:value-type="string">
            <text:p text:style-name="P12">airmiles</text:p>
          </table:table-cell>
          <table:table-cell table:style-name="logdata.A1" office:value-type="string">
            <text:p text:style-name="P3"><text:a xlink:type="simple" xlink:href="http://www.airmiles.nl/"><text:span text:style-name="Internet_20_link"><text:span text:style-name="T2">www.airmiles.nl</text:span></text:span></text:a></text:p>
          </table:table-cell>
          <table:table-cell table:style-name="logdata.A1" office:value-type="string">
            <text:p text:style-name="P12">barthengeveld</text:p>
          </table:table-cell>
          <table:table-cell table:style-name="logdata.D1" office:value-type="string">
            <text:p text:style-name="P12">haendel</text:p>
          </table:table-cell>
        </table:table-row>
        <table:table-row table:style-name="logdata.1">
          <table:table-cell table:style-name="logdata.A1" office:value-type="string">
            <text:p text:style-name="P32">Aldfaer</text:p>
          </table:table-cell>
          <table:table-cell table:style-name="logdata.A1" office:value-type="string">
            <text:p text:style-name="P42"><text:a xlink:type="simple" xlink:href="http://www.aldfaer.nl/">www.aldfaer.nl</text:a></text:p>
          </table:table-cell>
          <table:table-cell table:style-name="logdata.A1" office:value-type="string">
            <text:p text:style-name="P32">barthng</text:p>
          </table:table-cell>
          <table:table-cell table:style-name="logdata.D1" office:value-type="string">
            <text:p text:style-name="P32">mahler1911</text:p>
          </table:table-cell>
        </table:table-row>
        <table:table-row table:style-name="logdata.1">
          <table:table-cell table:style-name="logdata.A1" office:value-type="string">
            <text:p text:style-name="P33">AldFaer forum</text:p>
          </table:table-cell>
          <table:table-cell table:style-name="logdata.A1" office:value-type="string">
            <text:p text:style-name="P44"/>
          </table:table-cell>
          <table:table-cell table:style-name="logdata.A1" office:value-type="string">
            <text:p text:style-name="P44"><text:a xlink:type="simple" xlink:href="mailto:barthng@gmail.com">barthng@gmail.com</text:a></text:p>
          </table:table-cell>
          <table:table-cell table:style-name="logdata.D1" office:value-type="string">
            <text:p text:style-name="P33">mahler1911</text:p>
          </table:table-cell>
        </table:table-row>
        <table:table-row table:style-name="logdata.1">
          <table:table-cell table:style-name="logdata.A1" office:value-type="string">
            <text:p text:style-name="P12">alternate</text:p>
          </table:table-cell>
          <table:table-cell table:style-name="logdata.A1" office:value-type="string">
            <text:p text:style-name="P3"><text:a xlink:type="simple" xlink:href="http://www.alternate.nl/"><text:span text:style-name="Internet_20_link"><text:span text:style-name="T2">www.alternate.nl</text:span></text:span></text:a></text:p>
          </table:table-cell>
          <table:table-cell table:style-name="logdata.A1" office:value-type="string">
            <text:p text:style-name="P12">barthengeveld</text:p>
          </table:table-cell>
          <table:table-cell table:style-name="logdata.D1" office:value-type="string">
            <text:p text:style-name="P12">haendel1</text:p>
          </table:table-cell>
        </table:table-row>
        <table:table-row table:style-name="logdata.1">
          <table:table-cell table:style-name="logdata.A1" office:value-type="string">
            <text:p text:style-name="P12">amant</text:p>
          </table:table-cell>
          <table:table-cell table:style-name="logdata.A1" office:value-type="string">
            <text:p text:style-name="P20"><text:a xlink:type="simple" xlink:href="http://www.xs4all.nl/">www.xs4all.nl</text:a></text:p>
          </table:table-cell>
          <table:table-cell table:style-name="logdata.A1" office:value-type="string">
            <text:p text:style-name="P3"><text:a xlink:type="simple" xlink:href="mailto:amant@xs4all.nl"><text:span text:style-name="Internet_20_link"><text:span text:style-name="T2">amant@xs4all.nl</text:span></text:span></text:a></text:p>
          </table:table-cell>
          <table:table-cell table:style-name="logdata.D1" office:value-type="string">
            <text:p text:style-name="P12">annechien</text:p>
          </table:table-cell>
        </table:table-row>
        <table:table-row table:style-name="logdata.1">
          <table:table-cell table:style-name="logdata.A1" office:value-type="string">
            <text:p text:style-name="P12">amazon</text:p>
          </table:table-cell>
          <table:table-cell table:style-name="logdata.A1" office:value-type="string">
            <text:p text:style-name="P3"><text:a xlink:type="simple" xlink:href="http://www.amazon.com/"><text:span text:style-name="Internet_20_link"><text:span text:style-name="T2">www.amazon.com</text:span></text:span></text:a></text:p>
          </table:table-cell>
          <table:table-cell table:style-name="logdata.A1" office:value-type="string">
            <text:p text:style-name="P3"><text:a xlink:type="simple" xlink:href="mailto:hng@xs4all.nl"><text:span text:style-name="Internet_20_link"><text:span text:style-name="T2">hng@xs4all.nl</text:span></text:span></text:a></text:p>
          </table:table-cell>
          <table:table-cell table:style-name="logdata.D1" office:value-type="string">
            <text:p text:style-name="P12">jsbach1750</text:p>
          </table:table-cell>
        </table:table-row>
        <table:table-row table:style-name="logdata.1">
          <table:table-cell table:style-name="logdata.A1" office:value-type="string">
            <text:p text:style-name="P12">anwb-webshop</text:p>
          </table:table-cell>
          <table:table-cell table:style-name="logdata.A1" office:value-type="string">
            <text:p text:style-name="P3"><text:a xlink:type="simple" xlink:href="http://www.anwb.nl/"><text:span text:style-name="Internet_20_link"><text:span text:style-name="T2">www.anwb.nl</text:span></text:span></text:a></text:p>
          </table:table-cell>
          <table:table-cell table:style-name="logdata.A1" office:value-type="string">
            <text:p text:style-name="P12">barthng</text:p>
          </table:table-cell>
          <table:table-cell table:style-name="logdata.D1" office:value-type="string">
            <text:p text:style-name="P12">jsbach1750</text:p>
          </table:table-cell>
        </table:table-row>
        <table:table-row table:style-name="logdata.1">
          <table:table-cell table:style-name="logdata.A1" office:value-type="string">
            <text:p text:style-name="P23">athenaeum boekhandel</text:p>
          </table:table-cell>
          <table:table-cell table:style-name="logdata.A1" office:value-type="string">
            <text:p text:style-name="P7"><text:a xlink:type="simple" xlink:href="http://www.athenaeum.nl/"><text:span text:style-name="T7">www.athenaeum.nl</text:span></text:a></text:p>
          </table:table-cell>
          <table:table-cell table:style-name="logdata.A1" office:value-type="string">
            <text:p text:style-name="P16"><text:a xlink:type="simple" xlink:href="mailto:hng@xs4all.nl"><text:span text:style-name="T7">hng@xs4all.nl</text:span></text:a></text:p>
          </table:table-cell>
          <table:table-cell table:style-name="logdata.D1" office:value-type="string">
            <text:p text:style-name="P16">_<text:span text:style-name="T14">J2-KVF-1C</text:span></text:p>
          </table:table-cell>
        </table:table-row>
        <table:table-row table:style-name="logdata.1">
          <table:table-cell table:style-name="logdata.A1" office:value-type="string">
            <text:p text:style-name="P33">Bachvereniging</text:p>
          </table:table-cell>
          <table:table-cell table:style-name="logdata.A1" office:value-type="string">
            <text:p text:style-name="P44"/>
          </table:table-cell>
          <table:table-cell table:style-name="logdata.A1" office:value-type="string">
            <text:p text:style-name="P44"/>
          </table:table-cell>
          <table:table-cell table:style-name="logdata.D1" office:value-type="string">
            <text:p text:style-name="P33">jsbach1685</text:p>
          </table:table-cell>
        </table:table-row>
        <table:table-row table:style-name="logdata.1">
          <table:table-cell table:style-name="logdata.A1" office:value-type="string">
            <text:p text:style-name="P12">baldur nl</text:p>
          </table:table-cell>
          <table:table-cell table:style-name="logdata.A1" office:value-type="string">
            <text:p text:style-name="P3"><text:a xlink:type="simple" xlink:href="http://www.baldur-nederland.nl/"><text:span text:style-name="Internet_20_link"><text:span text:style-name="T2">www.baldur-nederland.nl</text:span></text:span></text:a></text:p>
          </table:table-cell>
          <table:table-cell table:style-name="logdata.A1" office:value-type="string">
            <text:p text:style-name="P3"><text:a xlink:type="simple" xlink:href="mailto:hng@xs4all.nl"><text:span text:style-name="Internet_20_link"><text:span text:style-name="T2">hng@xs4all.nl</text:span></text:span></text:a></text:p>
          </table:table-cell>
          <table:table-cell table:style-name="logdata.D1" office:value-type="string">
            <text:p text:style-name="P12"><text:span text:style-name="T14">OH</text:span>kcy<text:span text:style-name="T14">U</text:span></text:p>
          </table:table-cell>
        </table:table-row>
        <table:table-row table:style-name="logdata.1">
          <table:table-cell table:style-name="logdata.A1" office:value-type="string">
            <text:p text:style-name="P21">bbc</text:p>
          </table:table-cell>
          <table:table-cell table:style-name="logdata.A1" office:value-type="string">
            <text:p text:style-name="P5"><text:a xlink:type="simple" xlink:href="http://www.bbc.co.uk/"><text:span text:style-name="T5">http://www.bbc.co.uk</text:span></text:a></text:p>
          </table:table-cell>
          <table:table-cell table:style-name="logdata.A1" office:value-type="string">
            <text:p text:style-name="P13"><text:a xlink:type="simple" xlink:href="mailto:hng@xs4all.nl"><text:span text:style-name="T4">hng@xs4all.nl</text:span></text:a></text:p>
          </table:table-cell>
          <table:table-cell table:style-name="logdata.D1" office:value-type="string">
            <text:p text:style-name="P22">haendel1685</text:p>
          </table:table-cell>
        </table:table-row>
        <table:table-row table:style-name="logdata.1">
          <table:table-cell table:style-name="logdata.A1" office:value-type="string">
            <text:p text:style-name="P12">belmeniet</text:p>
          </table:table-cell>
          <table:table-cell table:style-name="logdata.A1" office:value-type="string">
            <text:p text:style-name="P3"><text:a xlink:type="simple" xlink:href="../Inloggen/www.bel-me-niet.nl"><text:span text:style-name="Internet_20_link"><text:span text:style-name="T2">www.bel-me-niet.nl</text:span></text:span></text:a></text:p>
          </table:table-cell>
          <table:table-cell table:style-name="logdata.A1" office:value-type="string">
            <text:p text:style-name="P3"><text:a xlink:type="simple" xlink:href="mailto:hng@xs4all.nl"><text:span text:style-name="Internet_20_link"><text:span text:style-name="T2">hng@xs4all.nl</text:span></text:span></text:a></text:p>
          </table:table-cell>
          <table:table-cell table:style-name="logdata.D1" office:value-type="string">
            <text:p text:style-name="P12">haendel1</text:p>
          </table:table-cell>
        </table:table-row>
        <table:table-row table:style-name="logdata.1">
          <table:table-cell table:style-name="logdata.A1" office:value-type="string">
            <text:p text:style-name="P12">borland</text:p>
          </table:table-cell>
          <table:table-cell table:style-name="logdata.A1" office:value-type="string">
            <text:p text:style-name="P12">ser.9585-s5u8j-wjwdz/cd3-kqg (auth)</text:p>
          </table:table-cell>
          <table:table-cell table:style-name="logdata.A1" office:value-type="string">
            <text:p text:style-name="P3"><text:a xlink:type="simple" xlink:href="../Inloggen/hng@xs4all.nl"><text:span text:style-name="Internet_20_link"><text:span text:style-name="T2">hng@xs4all.nl</text:span></text:span></text:a></text:p>
          </table:table-cell>
          <table:table-cell table:style-name="logdata.D1" office:value-type="string">
            <text:p text:style-name="P12">haendel</text:p>
          </table:table-cell>
        </table:table-row>
        <table:table-row table:style-name="logdata.1">
          <table:table-cell table:style-name="logdata.A1" office:value-type="string">
            <text:p text:style-name="P28">box</text:p>
          </table:table-cell>
          <table:table-cell table:style-name="logdata.A1" office:value-type="string">
            <text:p text:style-name="P38"><text:a xlink:type="simple" xlink:href="https://www.box.com/">https://www.box.com/</text:a></text:p>
          </table:table-cell>
          <table:table-cell table:style-name="logdata.A1" office:value-type="string">
            <text:p text:style-name="P28"><text:a xlink:type="simple" xlink:href="mailto:hng@xs4all.nl">hng@xs4all.nl</text:a></text:p>
          </table:table-cell>
          <table:table-cell table:style-name="logdata.D1" office:value-type="string">
            <text:p text:style-name="P28">haendel1685</text:p>
          </table:table-cell>
        </table:table-row>
        <table:table-row table:style-name="logdata.1">
          <table:table-cell table:style-name="logdata.A1" office:value-type="string">
            <text:p text:style-name="P12">bugzilla/mozilla</text:p>
          </table:table-cell>
          <table:table-cell table:style-name="logdata.A1" office:value-type="string">
            <text:p text:style-name="P3"><text:a xlink:type="simple" xlink:href="http://www.mozilla.com/"><text:span text:style-name="Internet_20_link"><text:span text:style-name="T2">www.mozilla.com</text:span></text:span></text:a></text:p>
          </table:table-cell>
          <table:table-cell table:style-name="logdata.A1" office:value-type="string">
            <text:p text:style-name="P12"/>
          </table:table-cell>
          <table:table-cell table:style-name="logdata.D1" office:value-type="string">
            <text:p text:style-name="P12">haendel1685</text:p>
          </table:table-cell>
        </table:table-row>
        <table:table-row table:style-name="logdata.1">
          <table:table-cell table:style-name="logdata.A1" office:value-type="string">
            <text:p text:style-name="P33">cbg</text:p>
          </table:table-cell>
          <table:table-cell table:style-name="logdata.A1" office:value-type="string">
            <text:p text:style-name="P44"/>
          </table:table-cell>
          <table:table-cell table:style-name="logdata.A1" office:value-type="string">
            <text:p text:style-name="P44"><text:a xlink:type="simple" xlink:href="mailto:hng@xs4all.nl">hng@xs4all.nl</text:a></text:p>
          </table:table-cell>
          <table:table-cell table:style-name="logdata.D1" office:value-type="string">
            <text:p text:style-name="P33">mahler1911</text:p>
          </table:table-cell>
        </table:table-row>
        <table:table-row table:style-name="logdata.1">
          <table:table-cell table:style-name="logdata.A1" office:value-type="string">
            <text:p text:style-name="P12">centraal beheer</text:p>
          </table:table-cell>
          <table:table-cell table:style-name="logdata.A1" office:value-type="string">
            <text:p text:style-name="P3"><text:a xlink:type="simple" xlink:href="https://www.centraalbeheer.nl/"><text:span text:style-name="Internet_20_link"><text:span text:style-name="T2">https://www.centraalbeheer.nl/</text:span></text:span></text:a></text:p>
          </table:table-cell>
          <table:table-cell table:style-name="logdata.A1" office:value-type="string">
            <text:p text:style-name="P12">barthng (watson)</text:p>
          </table:table-cell>
          <table:table-cell table:style-name="logdata.D1" office:value-type="string">
            <text:p text:style-name="P12">jsbach1750</text:p>
          </table:table-cell>
        </table:table-row>
        <table:table-row table:style-name="logdata.1">
          <table:table-cell table:style-name="logdata.A1" office:value-type="string">
            <text:p text:style-name="P24">channelclassics records</text:p>
          </table:table-cell>
          <table:table-cell table:style-name="logdata.A1" office:value-type="string">
            <text:p text:style-name="P6"><text:a xlink:type="simple" xlink:href="http://www.channelclassics.com/"><text:span text:style-name="T6">http://www.channelclassics.com/</text:span></text:a></text:p>
          </table:table-cell>
          <table:table-cell table:style-name="logdata.A1" office:value-type="string">
            <text:p text:style-name="P15"/>
          </table:table-cell>
          <table:table-cell table:style-name="logdata.D1" office:value-type="string">
            <text:p text:style-name="P24">haendel1685</text:p>
          </table:table-cell>
        </table:table-row>
        <table:table-row table:style-name="logdata.1">
          <table:table-cell table:style-name="logdata.A1" office:value-type="string">
            <text:p text:style-name="P12">comcol</text:p>
          </table:table-cell>
          <table:table-cell table:style-name="logdata.A1" office:value-type="string">
            <text:p text:style-name="P3"><text:a xlink:type="simple" xlink:href="http://www.comcol.nl/"><text:span text:style-name="Internet_20_link"><text:span text:style-name="T2">www.comcol.nl</text:span></text:span></text:a></text:p>
          </table:table-cell>
          <table:table-cell table:style-name="logdata.A1" office:value-type="string">
            <text:p text:style-name="P3"><text:a xlink:type="simple" xlink:href="mailto:hng@xs4all.nl"><text:span text:style-name="Internet_20_link"><text:span text:style-name="T2">hng@xs4all.nl</text:span></text:span></text:a></text:p>
          </table:table-cell>
          <table:table-cell table:style-name="logdata.D1" office:value-type="string">
            <text:p text:style-name="P12">haendel</text:p>
          </table:table-cell>
        </table:table-row>
        <table:table-row table:style-name="logdata.1">
          <table:table-cell table:style-name="logdata.A1" office:value-type="string">
            <text:p text:style-name="P12">concertgebouw</text:p>
          </table:table-cell>
          <table:table-cell table:style-name="logdata.A1" office:value-type="string">
            <text:p text:style-name="P3"><text:a xlink:type="simple" xlink:href="http://www.concertgebouw.nl/"><text:span text:style-name="Internet_20_link"><text:span text:style-name="T2">www.concertgebouw.nl</text:span></text:span></text:a></text:p>
          </table:table-cell>
          <table:table-cell table:style-name="logdata.A1" office:value-type="string">
            <text:p text:style-name="P3"><text:a xlink:type="simple" xlink:href="mailto:hng@xs4all.nl"><text:span text:style-name="Internet_20_link"><text:span text:style-name="T2">hng@xs4all.nl</text:span></text:span></text:a></text:p>
          </table:table-cell>
          <table:table-cell table:style-name="logdata.D1" office:value-type="string">
            <text:p text:style-name="P12"><text:span text:style-name="T14">W.L</text:span>.731</text:p>
          </table:table-cell>
        </table:table-row>
        <table:table-row table:style-name="logdata.1">
          <table:table-cell table:style-name="logdata.A1" office:value-type="string">
            <text:p text:style-name="P12">conrad</text:p>
          </table:table-cell>
          <table:table-cell table:style-name="logdata.A1" office:value-type="string">
            <text:p text:style-name="P3"><text:a xlink:type="simple" xlink:href="http://www.conrad.nl/"><text:span text:style-name="Internet_20_link"><text:span text:style-name="T2">www.conrad.nl</text:span></text:span></text:a></text:p>
          </table:table-cell>
          <table:table-cell table:style-name="logdata.A1" office:value-type="string">
            <text:p text:style-name="P3"><text:a xlink:type="simple" xlink:href="mailto:hng@xs4all.nl"><text:span text:style-name="Internet_20_link"><text:span text:style-name="T2">hng@xs4all.nl</text:span></text:span></text:a></text:p>
          </table:table-cell>
          <table:table-cell table:style-name="logdata.D1" office:value-type="string">
            <text:p text:style-name="P12">haendel</text:p>
          </table:table-cell>
        </table:table-row>
        <table:table-row table:style-name="logdata.1">
          <table:table-cell table:style-name="logdata.A1" office:value-type="string">
            <text:p text:style-name="P12">creditcard</text:p>
          </table:table-cell>
          <table:table-cell table:style-name="logdata.A1" office:value-type="string">
            <text:p text:style-name="P3"><text:a xlink:type="simple" xlink:href="https://creditcards.abnamro.nl/"><text:span text:style-name="Internet_20_link"><text:span text:style-name="T2">https://creditcards.abnamro.nl</text:span></text:span></text:a></text:p>
          </table:table-cell>
          <table:table-cell table:style-name="logdata.A1" office:value-type="string">
            <text:p text:style-name="P33">barthengeveld</text:p>
            <text:p text:style-name="P11">(bloemendaal)</text:p>
          </table:table-cell>
          <table:table-cell table:style-name="logdata.D1" office:value-type="string">
            <text:p text:style-name="P12">jsbach</text:p>
          </table:table-cell>
        </table:table-row>
        <table:table-row table:style-name="logdata.1">
          <table:table-cell table:style-name="logdata.A1" office:value-type="string">
            <text:p text:style-name="P12">de</text:p>
          </table:table-cell>
          <table:table-cell table:style-name="logdata.A1" office:value-type="string">
            <text:p text:style-name="P12"/>
          </table:table-cell>
          <table:table-cell table:style-name="logdata.A1" office:value-type="string">
            <text:p text:style-name="P12"/>
          </table:table-cell>
          <table:table-cell table:style-name="logdata.D1" office:value-type="string">
            <text:p text:style-name="P12">haendel</text:p>
          </table:table-cell>
        </table:table-row>
        <table:table-row table:style-name="logdata.1">
          <table:table-cell table:style-name="logdata.A1" office:value-type="string">
            <text:p text:style-name="P12">de slegte</text:p>
          </table:table-cell>
          <table:table-cell table:style-name="logdata.A1" office:value-type="string">
            <text:p text:style-name="P3"><text:a xlink:type="simple" xlink:href="http://www.deslegte.nl/"><text:span text:style-name="Internet_20_link"><text:span text:style-name="T2">www.deslegte.nl</text:span></text:span></text:a></text:p>
          </table:table-cell>
          <table:table-cell table:style-name="logdata.A1" office:value-type="string">
            <text:p text:style-name="P3"><text:a xlink:type="simple" xlink:href="mailto:hng@xs4all.nl"><text:span text:style-name="Internet_20_link"><text:span text:style-name="T2">hng@xs4all.nl</text:span></text:span></text:a></text:p>
          </table:table-cell>
          <table:table-cell table:style-name="logdata.D1" office:value-type="string">
            <text:p text:style-name="P12">haendel1750</text:p>
          </table:table-cell>
        </table:table-row>
        <table:table-row table:style-name="logdata.1">
          <table:table-cell table:style-name="logdata.A1" office:value-type="string">
            <text:p text:style-name="P28">de wilde rozen</text:p>
          </table:table-cell>
          <table:table-cell table:style-name="logdata.A1" office:value-type="string">
            <text:p text:style-name="P37"><text:a xlink:type="simple" xlink:href="http://www.dewilde.nl/">www.dewilde.nl</text:a></text:p>
          </table:table-cell>
          <table:table-cell table:style-name="logdata.A1" office:value-type="string">
            <text:p text:style-name="P28"><text:a xlink:type="simple" xlink:href="mailto:hng@xs4all.nl">hng@xs4all.nl</text:a></text:p>
          </table:table-cell>
          <table:table-cell table:style-name="logdata.D1" office:value-type="string">
            <text:p text:style-name="P28">haendel1685</text:p>
          </table:table-cell>
        </table:table-row>
        <table:table-row table:style-name="logdata.1">
          <table:table-cell table:style-name="logdata.A1" office:value-type="string">
            <text:p text:style-name="P12">dell</text:p>
          </table:table-cell>
          <table:table-cell table:style-name="logdata.A1" office:value-type="string">
            <text:p text:style-name="P3"><text:a xlink:type="simple" xlink:href="http://www.dell.nl/"><text:span text:style-name="Internet_20_link"><text:span text:style-name="T2">www.dell.nl</text:span></text:span></text:a></text:p>
          </table:table-cell>
          <table:table-cell table:style-name="logdata.A1" office:value-type="string">
            <text:p text:style-name="P3"><text:a xlink:type="simple" xlink:href="mailto:hng@xs4all.nl"><text:span text:style-name="Internet_20_link"><text:span text:style-name="T2">hng@xs4all.nl</text:span></text:span></text:a></text:p>
          </table:table-cell>
          <table:table-cell table:style-name="logdata.D1" office:value-type="string">
            <text:p text:style-name="P12">1haendel</text:p>
          </table:table-cell>
        </table:table-row>
        <table:table-row table:style-name="logdata.1">
          <table:table-cell table:style-name="logdata.A1" office:value-type="string">
            <text:p text:style-name="P31">digid</text:p>
          </table:table-cell>
          <table:table-cell table:style-name="logdata.A1" office:value-type="string">
            <text:p text:style-name="P41"/>
          </table:table-cell>
          <table:table-cell table:style-name="logdata.A1" office:value-type="string">
            <text:p text:style-name="P31">barthng, adahng</text:p>
          </table:table-cell>
          <table:table-cell table:style-name="logdata.D1" office:value-type="string">
            <text:p text:style-name="P31"><text:a xlink:type="simple" xlink:href="mailto:M@hler1911">M@hler1911</text:a></text:p>
          </table:table-cell>
        </table:table-row>
        <table:table-row table:style-name="logdata.1">
          <table:table-cell table:style-name="logdata.A1" office:value-type="string">
            <text:p text:style-name="P12">doelen</text:p>
          </table:table-cell>
          <table:table-cell table:style-name="logdata.A1" office:value-type="string">
            <text:p text:style-name="P3"><text:a xlink:type="simple" xlink:href="http://www.dedoelen.nl/"><text:span text:style-name="Internet_20_link"><text:span text:style-name="T2">www.dedoelen.nl</text:span></text:span></text:a></text:p>
          </table:table-cell>
          <table:table-cell table:style-name="logdata.A1" office:value-type="string">
            <text:p text:style-name="P12"/>
          </table:table-cell>
          <table:table-cell table:style-name="logdata.D1" office:value-type="string">
            <text:p text:style-name="P12">LMTAa<text:span text:style-name="T14">Z</text:span></text:p>
          </table:table-cell>
        </table:table-row>
        <table:table-row table:style-name="logdata.1">
          <table:table-cell table:style-name="logdata.A1" office:value-type="string">
            <text:p text:style-name="P33">drogist..nl</text:p>
          </table:table-cell>
          <table:table-cell table:style-name="logdata.A1" office:value-type="string">
            <text:p text:style-name="P44">drogist.nl</text:p>
          </table:table-cell>
          <table:table-cell table:style-name="logdata.A1" office:value-type="string">
            <text:p text:style-name="P46"><text:a xlink:type="simple" xlink:href="mailto:hng@xs4all.nl">hng@xs4all.nl</text:a></text:p>
          </table:table-cell>
          <table:table-cell table:style-name="logdata.D1" office:value-type="string">
            <text:p text:style-name="P33">haendel1750</text:p>
          </table:table-cell>
        </table:table-row>
        <table:table-row table:style-name="logdata.1">
          <table:table-cell table:style-name="logdata.A1" office:value-type="string">
            <text:p text:style-name="P33">dropbox</text:p>
          </table:table-cell>
          <table:table-cell table:style-name="logdata.A1" office:value-type="string">
            <text:p text:style-name="P44"/>
          </table:table-cell>
          <table:table-cell table:style-name="logdata.A1" office:value-type="string">
            <text:p text:style-name="P44"><text:a xlink:type="simple" xlink:href="mailto:hng@xs4all.nl">hng@xs4all.nl</text:a></text:p>
          </table:table-cell>
          <table:table-cell table:style-name="logdata.D1" office:value-type="string">
            <text:p text:style-name="P33">haendel1750</text:p>
          </table:table-cell>
        </table:table-row>
        <table:table-row table:style-name="logdata.1">
          <table:table-cell table:style-name="logdata.A1" office:value-type="string">
            <text:p text:style-name="P12">ebay</text:p>
          </table:table-cell>
          <table:table-cell table:style-name="logdata.A1" office:value-type="string">
            <text:p text:style-name="P3"><text:a xlink:type="simple" xlink:href="http://www.ebay.com/"><text:span text:style-name="Internet_20_link"><text:span text:style-name="T2">www.ebay.com</text:span></text:span></text:a></text:p>
          </table:table-cell>
          <table:table-cell table:style-name="logdata.A1" office:value-type="string">
            <text:p text:style-name="P12">barthng</text:p>
          </table:table-cell>
          <table:table-cell table:style-name="logdata.D1" office:value-type="string">
            <text:p text:style-name="P33">M@hler1911</text:p>
          </table:table-cell>
        </table:table-row>
        <table:table-row table:style-name="logdata.1">
          <table:table-cell table:style-name="logdata.A1" office:value-type="string">
            <text:p text:style-name="P12">eigenhuis</text:p>
          </table:table-cell>
          <table:table-cell table:style-name="logdata.A1" office:value-type="string">
            <text:p text:style-name="P3"><text:a xlink:type="simple" xlink:href="http://www.eigenhuis.nl/"><text:span text:style-name="Internet_20_link"><text:span text:style-name="T2">www.eigenhuis.nl</text:span></text:span></text:a></text:p>
          </table:table-cell>
          <table:table-cell table:style-name="logdata.A1" office:value-type="string">
            <text:p text:style-name="P12">2464381</text:p>
          </table:table-cell>
          <table:table-cell table:style-name="logdata.D1" office:value-type="string">
            <text:p text:style-name="P31">mahler1911</text:p>
          </table:table-cell>
        </table:table-row>
        <table:table-row table:style-name="logdata.1">
          <table:table-cell table:style-name="logdata.A1" office:value-type="string">
            <text:p text:style-name="P24">evene</text:p>
          </table:table-cell>
          <table:table-cell table:style-name="logdata.A1" office:value-type="string">
            <text:p text:style-name="P6"><text:a xlink:type="simple" xlink:href="http://www.evene.fr/"><text:span text:style-name="T6">www.evene.fr</text:span></text:a></text:p>
          </table:table-cell>
          <table:table-cell table:style-name="logdata.A1" office:value-type="string">
            <text:p text:style-name="P24">barthng</text:p>
          </table:table-cell>
          <table:table-cell table:style-name="logdata.D1" office:value-type="string">
            <text:p text:style-name="P24">haendel1750</text:p>
          </table:table-cell>
        </table:table-row>
        <table:table-row table:style-name="logdata.1">
          <table:table-cell table:style-name="logdata.A1" office:value-type="string">
            <text:p text:style-name="P12">facebook</text:p>
          </table:table-cell>
          <table:table-cell table:style-name="logdata.A1" office:value-type="string">
            <text:p text:style-name="P3"><text:a xlink:type="simple" xlink:href="http://www.facebook.com/bart.hengeveld"><text:span text:style-name="Internet_20_link"><text:span text:style-name="T2">www.facebook.com/bart.hengeveld</text:span></text:span></text:a></text:p>
          </table:table-cell>
          <table:table-cell table:style-name="logdata.A1" office:value-type="string">
            <text:p text:style-name="P3"><text:a xlink:type="simple" xlink:href="mailto:barthng@gmail.com"><text:span text:style-name="Internet_20_link"><text:span text:style-name="T2">barthng@gmail.com</text:span></text:span></text:a></text:p>
          </table:table-cell>
          <table:table-cell table:style-name="logdata.D1" office:value-type="string">
            <text:p text:style-name="P12">haendel1685</text:p>
          </table:table-cell>
        </table:table-row>
        <table:table-row table:style-name="logdata.1">
          <table:table-cell table:style-name="logdata.A1" office:value-type="string">
            <text:p text:style-name="P33">Familysearch</text:p>
          </table:table-cell>
          <table:table-cell table:style-name="logdata.A1" office:value-type="string">
            <text:p text:style-name="P44"/>
          </table:table-cell>
          <table:table-cell table:style-name="logdata.A1" office:value-type="string">
            <text:p text:style-name="P44">barthng</text:p>
          </table:table-cell>
          <table:table-cell table:style-name="logdata.D1" office:value-type="string">
            <text:p text:style-name="P33">mahler1911</text:p>
          </table:table-cell>
        </table:table-row>
        <table:table-row table:style-name="logdata.1">
          <table:table-cell table:style-name="logdata.A1" office:value-type="string">
            <text:p text:style-name="P12">fbto</text:p>
          </table:table-cell>
          <table:table-cell table:style-name="logdata.A1" office:value-type="string">
            <text:p text:style-name="P3"><text:a xlink:type="simple" xlink:href="http://www.fbto.nl/"><text:span text:style-name="Internet_20_link"><text:span text:style-name="T2">www.fbto.nl</text:span></text:span></text:a></text:p>
          </table:table-cell>
          <table:table-cell table:style-name="logdata.A1" office:value-type="string">
            <text:p text:style-name="P12">barthng</text:p>
          </table:table-cell>
          <table:table-cell table:style-name="logdata.D1" office:value-type="string">
            <text:p text:style-name="P12">haendel</text:p>
          </table:table-cell>
        </table:table-row>
        <table:table-row table:style-name="logdata.1">
          <table:table-cell table:style-name="logdata.A1" office:value-type="string">
            <text:p text:style-name="P12">firefox sync account</text:p>
          </table:table-cell>
          <table:table-cell table:style-name="logdata.A1" office:value-type="string">
            <text:p text:style-name="P12"/>
          </table:table-cell>
          <table:table-cell table:style-name="logdata.A1" office:value-type="string">
            <text:p text:style-name="Standard"><text:a xlink:type="simple" xlink:href="mailto:barthng@gmail.com"><text:span text:style-name="Internet_20_link"><text:span text:style-name="T2">barthng@gmail.com</text:span></text:span></text:a></text:p>
          </table:table-cell>
          <table:table-cell table:style-name="logdata.D1" office:value-type="string">
            <text:p text:style-name="P12">haendel1<text:span text:style-name="T15">685</text:span></text:p>
          </table:table-cell>
        </table:table-row>
        <table:table-row table:style-name="logdata.1">
          <table:table-cell table:style-name="logdata.A1" office:value-type="string">
            <text:p text:style-name="P29">fnac</text:p>
          </table:table-cell>
          <table:table-cell table:style-name="logdata.A1" office:value-type="string">
            <text:p text:style-name="P38"><text:a xlink:type="simple" xlink:href="http://www.fnac.com/">www.fnac.com</text:a></text:p>
          </table:table-cell>
          <table:table-cell table:style-name="logdata.A1" office:value-type="string">
            <text:p text:style-name="P29"><text:a xlink:type="simple" xlink:href="mailto:barthng@gmail.com">barthng@gmail.com</text:a></text:p>
          </table:table-cell>
          <table:table-cell table:style-name="logdata.D1" office:value-type="string">
            <text:p text:style-name="P29">mahler1911</text:p>
          </table:table-cell>
        </table:table-row>
        <table:table-row table:style-name="logdata.1">
          <table:table-cell table:style-name="logdata.A1" office:value-type="string">
            <text:p text:style-name="P27">fotofabriek</text:p>
          </table:table-cell>
          <table:table-cell table:style-name="logdata.A1" office:value-type="string">
            <text:p text:style-name="P10"><text:a xlink:type="simple" xlink:href="http://www.fotofabriek.nl/"><text:span text:style-name="T12">http://www.fotofabriek.nl/</text:span></text:a></text:p>
          </table:table-cell>
          <table:table-cell table:style-name="logdata.A1" office:value-type="string">
            <text:p text:style-name="P19"><text:a xlink:type="simple" xlink:href="mailto:hng@xs4all.nl"><text:span text:style-name="T12">hng@xs4all.nl</text:span></text:a></text:p>
          </table:table-cell>
          <table:table-cell table:style-name="logdata.D1" office:value-type="string">
            <text:p text:style-name="P27">haendel1750</text:p>
          </table:table-cell>
        </table:table-row>
        <table:table-row table:style-name="logdata.1">
          <table:table-cell table:style-name="logdata.A1" office:value-type="string">
            <text:p text:style-name="P34">Fotogoed</text:p>
          </table:table-cell>
          <table:table-cell table:style-name="logdata.A1" office:value-type="string">
            <text:p text:style-name="P44"/>
          </table:table-cell>
          <table:table-cell table:style-name="logdata.A1" office:value-type="string">
            <text:p text:style-name="P44"/>
          </table:table-cell>
          <table:table-cell table:style-name="logdata.D1" office:value-type="string">
            <text:p text:style-name="P34">mahler1911</text:p>
          </table:table-cell>
        </table:table-row>
        <text:soft-page-break/>
        <table:table-row table:style-name="logdata.1">
          <table:table-cell table:style-name="logdata.A1" office:value-type="string">
            <text:p text:style-name="P29">france culture</text:p>
          </table:table-cell>
          <table:table-cell table:style-name="logdata.A1" office:value-type="string">
            <text:p text:style-name="P38"><text:a xlink:type="simple" xlink:href="http://www.franceculture.fr/">http://www.franceculture.fr/</text:a></text:p>
          </table:table-cell>
          <table:table-cell table:style-name="logdata.A1" office:value-type="string">
            <text:p text:style-name="P29"><text:a xlink:type="simple" xlink:href="mailto:barthng@gmail.com">barthng@gmail.com</text:a></text:p>
          </table:table-cell>
          <table:table-cell table:style-name="logdata.D1" office:value-type="string">
            <text:p text:style-name="P29">mahler1911</text:p>
          </table:table-cell>
        </table:table-row>
        <table:table-row table:style-name="logdata.1">
          <table:table-cell table:style-name="logdata.A1" office:value-type="string">
            <text:p text:style-name="P31">Geneanet</text:p>
          </table:table-cell>
          <table:table-cell table:style-name="logdata.A1" office:value-type="string">
            <text:p text:style-name="P41"><text:a xlink:type="simple" xlink:href="http://nl.geneanet.org/">http://nl.geneanet.org/</text:a></text:p>
          </table:table-cell>
          <table:table-cell table:style-name="logdata.A1" office:value-type="string">
            <text:p text:style-name="P31"><text:a xlink:type="simple" xlink:href="mailto:barthng@gmail.com">barthng@gmail.com</text:a></text:p>
          </table:table-cell>
          <table:table-cell table:style-name="logdata.D1" office:value-type="string">
            <text:p text:style-name="P31">mahler1911</text:p>
          </table:table-cell>
        </table:table-row>
        <table:table-row table:style-name="logdata.1">
          <table:table-cell table:style-name="logdata.A1" office:value-type="string">
            <text:p text:style-name="P33">Geneanet</text:p>
          </table:table-cell>
          <table:table-cell table:style-name="logdata.A1" office:value-type="string">
            <text:p text:style-name="P44"/>
          </table:table-cell>
          <table:table-cell table:style-name="logdata.A1" office:value-type="string">
            <text:p text:style-name="P44"><text:a xlink:type="simple" xlink:href="mailto:barthng@gmail.com">barthng@gmail.com</text:a></text:p>
          </table:table-cell>
          <table:table-cell table:style-name="logdata.D1" office:value-type="string">
            <text:p text:style-name="P33">mahler1911</text:p>
          </table:table-cell>
        </table:table-row>
        <table:table-row table:style-name="logdata.1">
          <table:table-cell table:style-name="logdata.A1" office:value-type="string">
            <text:p text:style-name="P33">geni</text:p>
          </table:table-cell>
          <table:table-cell table:style-name="logdata.A1" office:value-type="string">
            <text:p text:style-name="P44">geni.com</text:p>
          </table:table-cell>
          <table:table-cell table:style-name="logdata.A1" office:value-type="string">
            <text:p text:style-name="P44"><text:a xlink:type="simple" xlink:href="mailto:hng@xs4all.nl">hng@xs4all.nl</text:a></text:p>
          </table:table-cell>
          <table:table-cell table:style-name="logdata.D1" office:value-type="string">
            <text:p text:style-name="P33">mahler1911</text:p>
          </table:table-cell>
        </table:table-row>
        <table:table-row table:style-name="logdata.1">
          <table:table-cell table:style-name="logdata.A1" office:value-type="string">
            <text:p text:style-name="P12">gmail</text:p>
          </table:table-cell>
          <table:table-cell table:style-name="logdata.A1" office:value-type="string">
            <text:p text:style-name="P3"><text:a xlink:type="simple" xlink:href="mailto:barthng@gmail.com"><text:span text:style-name="Internet_20_link"><text:span text:style-name="T2">barthng@gmail.com</text:span></text:span></text:a></text:p>
          </table:table-cell>
          <table:table-cell table:style-name="logdata.A1" office:value-type="string">
            <text:p text:style-name="P12"/>
          </table:table-cell>
          <table:table-cell table:style-name="logdata.D1" office:value-type="string">
            <text:p text:style-name="P12">haendel<text:span text:style-name="T10">1685</text:span></text:p>
          </table:table-cell>
        </table:table-row>
        <table:table-row table:style-name="logdata.1">
          <table:table-cell table:style-name="logdata.A1" office:value-type="string">
            <text:p text:style-name="P12">gmail</text:p>
          </table:table-cell>
          <table:table-cell table:style-name="logdata.A1" office:value-type="string">
            <text:p text:style-name="P3"><text:a xlink:type="simple" xlink:href="mailto:ada.hengeveld@gmail.com"><text:span text:style-name="Internet_20_link"><text:span text:style-name="T2">ada.hengeveld@gmail.com</text:span></text:span></text:a></text:p>
          </table:table-cell>
          <table:table-cell table:style-name="logdata.A1" office:value-type="string">
            <text:p text:style-name="P12"/>
          </table:table-cell>
          <table:table-cell table:style-name="logdata.D1" office:value-type="string">
            <text:p text:style-name="P12"><text:span text:style-name="T14">D</text:span>r.<text:span text:style-name="T14">W</text:span>atson</text:p>
          </table:table-cell>
        </table:table-row>
        <table:table-row table:style-name="logdata.1">
          <table:table-cell table:style-name="logdata.A1" office:value-type="string">
            <text:p text:style-name="P12">gmail</text:p>
          </table:table-cell>
          <table:table-cell table:style-name="logdata.A1" office:value-type="string">
            <text:p text:style-name="P3"><text:a xlink:type="simple" xlink:href="http://www.gmail.com/"><text:span text:style-name="Internet_20_link"><text:span text:style-name="T2">www.gmail.com</text:span></text:span></text:a></text:p>
          </table:table-cell>
          <table:table-cell table:style-name="logdata.A1" office:value-type="string">
            <text:p text:style-name="P12"/>
          </table:table-cell>
          <table:table-cell table:style-name="logdata.D1" office:value-type="string">
            <text:p text:style-name="P12">haendel<text:span text:style-name="T10">1685</text:span></text:p>
          </table:table-cell>
        </table:table-row>
        <table:table-row table:style-name="logdata.1">
          <table:table-cell table:style-name="logdata.A1" office:value-type="string">
            <text:p text:style-name="P12">good solitaire</text:p>
          </table:table-cell>
          <table:table-cell table:style-name="logdata.A1" office:value-type="string">
            <text:p text:style-name="P3"><text:a xlink:type="simple" xlink:href="http://www.goodsol.com/"><text:span text:style-name="Internet_20_link"><text:span text:style-name="T2">www.goodsol.com</text:span></text:span></text:a></text:p>
          </table:table-cell>
          <table:table-cell table:style-name="logdata.A1" office:value-type="string">
            <text:p text:style-name="P12">willem hengeveld</text:p>
          </table:table-cell>
          <table:table-cell table:style-name="logdata.D1" office:value-type="string">
            <text:p text:style-name="P12">2uxnhgigryht</text:p>
          </table:table-cell>
        </table:table-row>
        <table:table-row table:style-name="logdata.1">
          <table:table-cell table:style-name="logdata.A1" office:value-type="string">
            <text:p text:style-name="P12">google</text:p>
          </table:table-cell>
          <table:table-cell table:style-name="logdata.A1" office:value-type="string">
            <text:p text:style-name="P3"><text:a xlink:type="simple" xlink:href="http://www.google.nl/"><text:span text:style-name="Internet_20_link"><text:span text:style-name="T2">www.google.nl</text:span></text:span></text:a></text:p>
          </table:table-cell>
          <table:table-cell table:style-name="logdata.A1" office:value-type="string">
            <text:p text:style-name="P12">barthng</text:p>
          </table:table-cell>
          <table:table-cell table:style-name="logdata.D1" office:value-type="string">
            <text:p text:style-name="P12">haendel<text:span text:style-name="T10">1685</text:span></text:p>
          </table:table-cell>
        </table:table-row>
        <table:table-row table:style-name="logdata.1">
          <table:table-cell table:style-name="logdata.A1" office:value-type="string">
            <text:p text:style-name="P22">gooslo-mahjong</text:p>
          </table:table-cell>
          <table:table-cell table:style-name="logdata.A1" office:value-type="string">
            <text:p text:style-name="P5"/>
          </table:table-cell>
          <table:table-cell table:style-name="logdata.A1" office:value-type="string">
            <text:p text:style-name="P22">willem hengeveld</text:p>
          </table:table-cell>
          <table:table-cell table:style-name="logdata.D1" office:value-type="string">
            <text:p text:style-name="P22">3mx82jg6i4rd</text:p>
          </table:table-cell>
        </table:table-row>
        <table:table-row table:style-name="logdata.1">
          <table:table-cell table:style-name="logdata.A1" office:value-type="string">
            <text:p text:style-name="P25">hallmark</text:p>
          </table:table-cell>
          <table:table-cell table:style-name="logdata.A1" office:value-type="string">
            <text:p text:style-name="P8"><text:a xlink:type="simple" xlink:href="http://www.hallmark.nl/"><text:span text:style-name="T8">http://www.hallmark.nl/</text:span></text:a></text:p>
          </table:table-cell>
          <table:table-cell table:style-name="logdata.A1" office:value-type="string">
            <text:p text:style-name="P17"><text:a xlink:type="simple" xlink:href="mailto:hng@xs4all.nl"><text:span text:style-name="T8">hng@xs4all.nl</text:span></text:a></text:p>
          </table:table-cell>
          <table:table-cell table:style-name="logdata.D1" office:value-type="string">
            <text:p text:style-name="P25">haendel</text:p>
          </table:table-cell>
        </table:table-row>
        <table:table-row table:style-name="logdata.1">
          <table:table-cell table:style-name="logdata.A1" office:value-type="string">
            <text:p text:style-name="P12">hnglinux@gmail</text:p>
          </table:table-cell>
          <table:table-cell table:style-name="logdata.A1" office:value-type="string">
            <text:p text:style-name="P3"><text:a xlink:type="simple" xlink:href="http://www.gmail.com/"><text:span text:style-name="Internet_20_link"><text:span text:style-name="T2">www.gmail.com</text:span></text:span></text:a></text:p>
          </table:table-cell>
          <table:table-cell table:style-name="logdata.A1" office:value-type="string">
            <text:p text:style-name="P12">hnglinux</text:p>
          </table:table-cell>
          <table:table-cell table:style-name="logdata.D1" office:value-type="string">
            <text:p text:style-name="P12">haendel1</text:p>
          </table:table-cell>
        </table:table-row>
        <table:table-row table:style-name="logdata.1">
          <table:table-cell table:style-name="logdata.A1" office:value-type="string">
            <text:p text:style-name="P29">hoofdpasswoord</text:p>
          </table:table-cell>
          <table:table-cell table:style-name="logdata.A1" office:value-type="string">
            <text:p text:style-name="P38"/>
          </table:table-cell>
          <table:table-cell table:style-name="logdata.A1" office:value-type="string">
            <text:p text:style-name="P29"/>
          </table:table-cell>
          <table:table-cell table:style-name="logdata.D1" office:value-type="string">
            <text:p text:style-name="P29">haendel1685</text:p>
          </table:table-cell>
        </table:table-row>
        <table:table-row table:style-name="logdata.1">
          <table:table-cell table:style-name="logdata.A1" office:value-type="string">
            <text:p text:style-name="P12">hubstore</text:p>
          </table:table-cell>
          <table:table-cell table:style-name="logdata.A1" office:value-type="string">
            <text:p text:style-name="P3"><text:a xlink:type="simple" xlink:href="http://www.hubstore.nl/"><text:span text:style-name="Internet_20_link"><text:span text:style-name="T2">www.hubstore.nl</text:span></text:span></text:a></text:p>
          </table:table-cell>
          <table:table-cell table:style-name="logdata.A1" office:value-type="string">
            <text:p text:style-name="P3"><text:a xlink:type="simple" xlink:href="mailto:hng@xs4all.nl"><text:span text:style-name="Internet_20_link"><text:span text:style-name="T2">hng@xs4all.nl</text:span></text:span></text:a></text:p>
          </table:table-cell>
          <table:table-cell table:style-name="logdata.D1" office:value-type="string">
            <text:p text:style-name="P12">haendel</text:p>
          </table:table-cell>
        </table:table-row>
        <table:table-row table:style-name="logdata.1">
          <table:table-cell table:style-name="logdata.A1" office:value-type="string">
            <text:p text:style-name="P12">ikea</text:p>
          </table:table-cell>
          <table:table-cell table:style-name="logdata.A1" office:value-type="string">
            <text:p text:style-name="P3"><text:a xlink:type="simple" xlink:href="http://www.ikea.nl/"><text:span text:style-name="Internet_20_link"><text:span text:style-name="T2">www.ikea.nl</text:span></text:span></text:a></text:p>
          </table:table-cell>
          <table:table-cell table:style-name="logdata.A1" office:value-type="string">
            <text:p text:style-name="P3"><text:a xlink:type="simple" xlink:href="mailto:hng@xs4all.nl"><text:span text:style-name="Internet_20_link"><text:span text:style-name="T2">hng@xs4all.nl</text:span></text:span></text:a></text:p>
          </table:table-cell>
          <table:table-cell table:style-name="logdata.D1" office:value-type="string">
            <text:p text:style-name="P12">haendel1</text:p>
          </table:table-cell>
        </table:table-row>
        <table:table-row table:style-name="logdata.1">
          <table:table-cell table:style-name="logdata.A1" office:value-type="string">
            <text:p text:style-name="P27">inspiron6000</text:p>
          </table:table-cell>
          <table:table-cell table:style-name="logdata.A1" office:value-type="string">
            <text:p text:style-name="P10"/>
          </table:table-cell>
          <table:table-cell table:style-name="logdata.A1" office:value-type="string">
            <text:p text:style-name="P19"/>
          </table:table-cell>
          <table:table-cell table:style-name="logdata.D1" office:value-type="string">
            <text:p text:style-name="P27">haendel1750</text:p>
          </table:table-cell>
        </table:table-row>
        <table:table-row table:style-name="logdata.1">
          <table:table-cell table:style-name="logdata.A1" office:value-type="string">
            <text:p text:style-name="P30">instagram</text:p>
          </table:table-cell>
          <table:table-cell table:style-name="logdata.A1" office:value-type="string">
            <text:p text:style-name="P40">(<text:a xlink:type="simple" xlink:href="http://www.webstagrom.com/">www.webstagrom.com</text:a>)</text:p>
          </table:table-cell>
          <table:table-cell table:style-name="logdata.A1" office:value-type="string">
            <text:p text:style-name="P30">bart1938</text:p>
          </table:table-cell>
          <table:table-cell table:style-name="logdata.D1" office:value-type="string">
            <text:p text:style-name="P30">haendel1685</text:p>
          </table:table-cell>
        </table:table-row>
        <table:table-row table:style-name="logdata.1">
          <table:table-cell table:style-name="logdata.A1" office:value-type="string">
            <text:p text:style-name="P30">intertoys</text:p>
          </table:table-cell>
          <table:table-cell table:style-name="logdata.A1" office:value-type="string">
            <text:p text:style-name="P40"><text:a xlink:type="simple" xlink:href="http://www.intertoys.nl/">www.intertoys.nl</text:a></text:p>
          </table:table-cell>
          <table:table-cell table:style-name="logdata.A1" office:value-type="string">
            <text:p text:style-name="P30"><text:a xlink:type="simple" xlink:href="mailto:hng@xs4all.nl">hng@xs4all.nl</text:a></text:p>
          </table:table-cell>
          <table:table-cell table:style-name="logdata.D1" office:value-type="string">
            <text:p text:style-name="P30">haendel1675</text:p>
          </table:table-cell>
        </table:table-row>
        <table:table-row table:style-name="logdata.1">
          <table:table-cell table:style-name="logdata.A1" office:value-type="string">
            <text:p text:style-name="P22">jeans selling</text:p>
          </table:table-cell>
          <table:table-cell table:style-name="logdata.A1" office:value-type="string">
            <text:p text:style-name="P5"><text:a xlink:type="simple" xlink:href="http://www.jeansselling.nl/"><text:span text:style-name="T5">www.jeansselling.nl</text:span></text:a></text:p>
          </table:table-cell>
          <table:table-cell table:style-name="logdata.A1" office:value-type="string">
            <text:p text:style-name="P14"/>
          </table:table-cell>
          <table:table-cell table:style-name="logdata.D1" office:value-type="string">
            <text:p text:style-name="P22">haendel</text:p>
          </table:table-cell>
        </table:table-row>
        <table:table-row table:style-name="logdata.1">
          <table:table-cell table:style-name="logdata.A1" office:value-type="string">
            <text:p text:style-name="P30">jpc</text:p>
          </table:table-cell>
          <table:table-cell table:style-name="logdata.A1" office:value-type="string">
            <text:p text:style-name="P40"><text:a xlink:type="simple" xlink:href="http://www.jpc.de/">www.jpc.de</text:a></text:p>
          </table:table-cell>
          <table:table-cell table:style-name="logdata.A1" office:value-type="string">
            <text:p text:style-name="P30"><text:a xlink:type="simple" xlink:href="mailto:hng@xs4all.nl">hng@xs4all.nl</text:a></text:p>
          </table:table-cell>
          <table:table-cell table:style-name="logdata.D1" office:value-type="string">
            <text:p text:style-name="P30">vhduhx</text:p>
          </table:table-cell>
        </table:table-row>
        <table:table-row table:style-name="logdata.1">
          <table:table-cell table:style-name="logdata.A1" office:value-type="string">
            <text:p text:style-name="P26">kb (852638)</text:p>
          </table:table-cell>
          <table:table-cell table:style-name="logdata.A1" office:value-type="string">
            <text:p text:style-name="P9"><text:a xlink:type="simple" xlink:href="http://www.kb.nl/"><text:span text:style-name="T11">www.kb.nl</text:span></text:a></text:p>
          </table:table-cell>
          <table:table-cell table:style-name="logdata.A1" office:value-type="string">
            <text:p text:style-name="P18"><text:a xlink:type="simple" xlink:href="mailto:hng@xs4all.nl"><text:span text:style-name="T11">hng@xs4all.nl</text:span></text:a></text:p>
          </table:table-cell>
          <table:table-cell table:style-name="logdata.D1" office:value-type="string">
            <text:p text:style-name="P26">haendel1750</text:p>
          </table:table-cell>
        </table:table-row>
        <table:table-row table:style-name="logdata.1">
          <table:table-cell table:style-name="logdata.A1" office:value-type="string">
            <text:p text:style-name="P12">kpn</text:p>
          </table:table-cell>
          <table:table-cell table:style-name="logdata.A1" office:value-type="string">
            <text:p text:style-name="P3"><text:a xlink:type="simple" xlink:href="http://www.kpn.com/"><text:span text:style-name="Internet_20_link"><text:span text:style-name="T2">www.kpn.com</text:span></text:span></text:a></text:p>
          </table:table-cell>
          <table:table-cell table:style-name="logdata.A1" office:value-type="string">
            <text:p text:style-name="P12">barthng</text:p>
          </table:table-cell>
          <table:table-cell table:style-name="logdata.D1" office:value-type="string">
            <text:p text:style-name="P12">1haendel</text:p>
          </table:table-cell>
        </table:table-row>
        <table:table-row table:style-name="logdata.1">
          <table:table-cell table:style-name="logdata.A72" office:value-type="string">
            <text:p text:style-name="P12">kvk</text:p>
          </table:table-cell>
          <table:table-cell table:style-name="logdata.A72" office:value-type="string">
            <text:p text:style-name="P3"><text:a xlink:type="simple" xlink:href="../Inloggen/www.kvk.nl"><text:span text:style-name="Internet_20_link"><text:span text:style-name="T2">www.kvk.nl</text:span></text:span></text:a></text:p>
          </table:table-cell>
          <table:table-cell table:style-name="logdata.A72" office:value-type="string">
            <text:p text:style-name="P12">wwwxx5h4</text:p>
          </table:table-cell>
          <table:table-cell table:style-name="logdata.D72" office:value-type="string">
            <text:p text:style-name="P12">jsbach5</text:p>
          </table:table-cell>
        </table:table-row>
        <table:table-row table:style-name="logdata.1">
          <table:table-cell table:style-name="logdata.A72" office:value-type="string">
            <text:p text:style-name="P24">l'express</text:p>
          </table:table-cell>
          <table:table-cell table:style-name="logdata.A72" office:value-type="string">
            <text:p text:style-name="P6"><text:a xlink:type="simple" xlink:href="http://www.lexpress.fr/"><text:span text:style-name="T6">www.lexpress.fr</text:span></text:a></text:p>
          </table:table-cell>
          <table:table-cell table:style-name="logdata.A72" office:value-type="string">
            <text:p text:style-name="P24">barthng/hng@xs4all.nl</text:p>
          </table:table-cell>
          <table:table-cell table:style-name="logdata.D72" office:value-type="string">
            <text:p text:style-name="P24">haendel1750</text:p>
          </table:table-cell>
        </table:table-row>
        <table:table-row table:style-name="logdata.1">
          <table:table-cell table:style-name="logdata.A72" office:value-type="string">
            <text:p text:style-name="P22">lee store</text:p>
          </table:table-cell>
          <table:table-cell table:style-name="logdata.A72" office:value-type="string">
            <text:p text:style-name="P5"><text:a xlink:type="simple" xlink:href="http://www.lee-store.com/"><text:span text:style-name="T5">http://www.lee-store.com</text:span></text:a></text:p>
          </table:table-cell>
          <table:table-cell table:style-name="logdata.A72" office:value-type="string">
            <text:p text:style-name="P14"><text:a xlink:type="simple" xlink:href="mailto:hng@xs4all.nl"><text:span text:style-name="T5">hng@xs4all.nl</text:span></text:a></text:p>
          </table:table-cell>
          <table:table-cell table:style-name="logdata.D72" office:value-type="string">
            <text:p text:style-name="P22">haendel1750</text:p>
          </table:table-cell>
        </table:table-row>
        <table:table-row table:style-name="logdata.1">
          <table:table-cell table:style-name="logdata.A72" office:value-type="string">
            <text:p text:style-name="P31">librarything</text:p>
          </table:table-cell>
          <table:table-cell table:style-name="logdata.A72" office:value-type="string">
            <text:p text:style-name="P41"><text:a xlink:type="simple" xlink:href="http://www.librarything.nl/">www.librarything.nl</text:a></text:p>
          </table:table-cell>
          <table:table-cell table:style-name="logdata.A72" office:value-type="string">
            <text:p text:style-name="P31">barthng</text:p>
          </table:table-cell>
          <table:table-cell table:style-name="logdata.D72" office:value-type="string">
            <text:p text:style-name="P31">mahler1911</text:p>
          </table:table-cell>
        </table:table-row>
        <table:table-row table:style-name="logdata.1">
          <table:table-cell table:style-name="logdata.A72" office:value-type="string">
            <text:p text:style-name="P27">linuxmint community</text:p>
          </table:table-cell>
          <table:table-cell table:style-name="logdata.A72" office:value-type="string">
            <text:p text:style-name="P10"><text:a xlink:type="simple" xlink:href="http://community.linuxmint.com/"><text:span text:style-name="T12">http://community.linuxmint.com/</text:span></text:a></text:p>
          </table:table-cell>
          <table:table-cell table:style-name="logdata.A72" office:value-type="string">
            <text:p text:style-name="P27">barthng75</text:p>
          </table:table-cell>
          <table:table-cell table:style-name="logdata.D72" office:value-type="string">
            <text:p text:style-name="P27">haendel1685</text:p>
          </table:table-cell>
        </table:table-row>
        <table:table-row table:style-name="logdata.1">
          <table:table-cell table:style-name="logdata.A72" office:value-type="string">
            <text:p text:style-name="P27">linuxmint forum</text:p>
          </table:table-cell>
          <table:table-cell table:style-name="logdata.A72" office:value-type="string">
            <text:p text:style-name="P10"><text:a xlink:type="simple" xlink:href="http://forums.linuxmint.com/"><text:span text:style-name="T12">http://forums.linuxmint.com/</text:span></text:a></text:p>
          </table:table-cell>
          <table:table-cell table:style-name="logdata.A72" office:value-type="string">
            <text:p text:style-name="P27">barthng</text:p>
          </table:table-cell>
          <table:table-cell table:style-name="logdata.D72" office:value-type="string">
            <text:p text:style-name="P27">haendel1685</text:p>
          </table:table-cell>
        </table:table-row>
        <table:table-row table:style-name="logdata.1">
          <table:table-cell table:style-name="logdata.A72" office:value-type="string">
            <text:p text:style-name="P12">logitech vid</text:p>
          </table:table-cell>
          <table:table-cell table:style-name="logdata.A72" office:value-type="string">
            <text:p text:style-name="P3"><text:a xlink:type="simple" xlink:href="http://www.logitech.com/nl-nl/349/5787"><text:span text:style-name="Internet_20_link"><text:span text:style-name="T2">http://www.logitech.com/nl-nl/349/5787</text:span></text:span></text:a></text:p>
          </table:table-cell>
          <table:table-cell table:style-name="logdata.A72" office:value-type="string">
            <text:p text:style-name="P3"><text:a xlink:type="simple" xlink:href="mailto:barthng@gmail.com"><text:span text:style-name="Internet_20_link"><text:span text:style-name="T2">barthng@gmail.com</text:span></text:span></text:a></text:p>
          </table:table-cell>
          <table:table-cell table:style-name="logdata.D72" office:value-type="string">
            <text:p text:style-name="P12"><text:span text:style-name="T14">H</text:span>@endel</text:p>
          </table:table-cell>
        </table:table-row>
        <table:table-row table:style-name="logdata.1">
          <table:table-cell table:style-name="logdata.A72" office:value-type="string">
            <text:p text:style-name="P12">marktplaats</text:p>
          </table:table-cell>
          <table:table-cell table:style-name="logdata.A72" office:value-type="string">
            <text:p text:style-name="P3"><text:a xlink:type="simple" xlink:href="http://www.marktplaats.nl/"><text:span text:style-name="Internet_20_link"><text:span text:style-name="T2">www.marktplaats.nl</text:span></text:span></text:a></text:p>
          </table:table-cell>
          <table:table-cell table:style-name="logdata.A72" office:value-type="string">
            <text:p text:style-name="P3"><text:a xlink:type="simple" xlink:href="mailto:hng@xs4all.nl"><text:span text:style-name="Internet_20_link"><text:span text:style-name="T2">hng@xs4all.nl</text:span></text:span></text:a></text:p>
          </table:table-cell>
          <table:table-cell table:style-name="logdata.D72" office:value-type="string">
            <text:p text:style-name="P12">haendel</text:p>
          </table:table-cell>
        </table:table-row>
        <table:table-row table:style-name="logdata.1">
          <table:table-cell table:style-name="logdata.A72" office:value-type="string">
            <text:p text:style-name="P12">mcafee</text:p>
          </table:table-cell>
          <table:table-cell table:style-name="logdata.A72" office:value-type="string">
            <text:p text:style-name="P3"><text:a xlink:type="simple" xlink:href="http://www.mcafee.com/"><text:span text:style-name="Internet_20_link"><text:span text:style-name="T2">www.mcafee.com</text:span></text:span></text:a></text:p>
          </table:table-cell>
          <table:table-cell table:style-name="logdata.A72" office:value-type="string">
            <text:p text:style-name="P3"><text:a xlink:type="simple" xlink:href="mailto:hngmcafee@xs4all.nl"><text:span text:style-name="Internet_20_link"><text:span text:style-name="T2">hngmcafee@xs4all.nl</text:span></text:span></text:a></text:p>
          </table:table-cell>
          <table:table-cell table:style-name="logdata.D72" office:value-type="string">
            <text:p text:style-name="P12">haendel1938</text:p>
          </table:table-cell>
        </table:table-row>
        <table:table-row table:style-name="logdata.1">
          <table:table-cell table:style-name="logdata.A72" office:value-type="string">
            <text:p text:style-name="P12">mcafee am</text:p>
          </table:table-cell>
          <table:table-cell table:style-name="logdata.A72" office:value-type="string">
            <text:p text:style-name="P3"><text:a xlink:type="simple" xlink:href="http://www.mcafee.com/"><text:span text:style-name="Internet_20_link"><text:span text:style-name="T2">www.mcafee.com</text:span></text:span></text:a></text:p>
          </table:table-cell>
          <table:table-cell table:style-name="logdata.A72" office:value-type="string">
            <text:p text:style-name="P3"><text:a xlink:type="simple" xlink:href="mailto:amant@xs4all.nl"><text:span text:style-name="Internet_20_link"><text:span text:style-name="T2">amant@xs4all.nl</text:span></text:span></text:a></text:p>
          </table:table-cell>
          <table:table-cell table:style-name="logdata.D72" office:value-type="string">
            <text:p text:style-name="P12">haendel1938</text:p>
          </table:table-cell>
        </table:table-row>
        <table:table-row table:style-name="logdata.1">
          <table:table-cell table:style-name="logdata.A72" office:value-type="string">
            <text:p text:style-name="P12">mcafee boven</text:p>
          </table:table-cell>
          <table:table-cell table:style-name="logdata.A72" office:value-type="string">
            <text:p text:style-name="P3"><text:a xlink:type="simple" xlink:href="http://www.mcafee.com/"><text:span text:style-name="Internet_20_link"><text:span text:style-name="T2">www.mcafee.com</text:span></text:span></text:a></text:p>
          </table:table-cell>
          <table:table-cell table:style-name="logdata.A72" office:value-type="string">
            <text:p text:style-name="P3"><text:a xlink:type="simple" xlink:href="mailto:hng@xs4all.nl"><text:span text:style-name="Internet_20_link"><text:span text:style-name="T2">hng@xs4all.nl</text:span></text:span></text:a></text:p>
          </table:table-cell>
          <table:table-cell table:style-name="logdata.D72" office:value-type="string">
            <text:p text:style-name="P12">haendel1938</text:p>
          </table:table-cell>
        </table:table-row>
        <table:table-row table:style-name="logdata.1">
          <table:table-cell table:style-name="logdata.A72" office:value-type="string">
            <text:p text:style-name="P12">mcafee tineke</text:p>
          </table:table-cell>
          <table:table-cell table:style-name="logdata.A72" office:value-type="string">
            <text:p text:style-name="P3"><text:a xlink:type="simple" xlink:href="http://www.mcafee.com/"><text:span text:style-name="Internet_20_link"><text:span text:style-name="T2">www.mcafee.com</text:span></text:span></text:a></text:p>
          </table:table-cell>
          <table:table-cell table:style-name="logdata.A72" office:value-type="string">
            <text:p text:style-name="P3"><text:a xlink:type="simple" xlink:href="mailto:tinekeantvelink@hotmail.com"><text:span text:style-name="Internet_20_link"><text:span text:style-name="T2">tinekeantvelink@hotmail.com</text:span></text:span></text:a></text:p>
          </table:table-cell>
          <table:table-cell table:style-name="logdata.D72" office:value-type="string">
            <text:p text:style-name="P12">ziekenhuis<text:span text:style-name="T13">1</text:span></text:p>
          </table:table-cell>
        </table:table-row>
        <table:table-row table:style-name="logdata.1">
          <table:table-cell table:style-name="logdata.A72" office:value-type="string">
            <text:p text:style-name="P12">medscape</text:p>
          </table:table-cell>
          <table:table-cell table:style-name="logdata.A72" office:value-type="string">
            <text:p text:style-name="P3"><text:a xlink:type="simple" xlink:href="http://www.medscape.com/"><text:span text:style-name="Internet_20_link"><text:span text:style-name="T2">www.medscape.com</text:span></text:span></text:a></text:p>
          </table:table-cell>
          <table:table-cell table:style-name="logdata.A72" office:value-type="string">
            <text:p text:style-name="P12">barthengeveld</text:p>
          </table:table-cell>
          <table:table-cell table:style-name="logdata.D72" office:value-type="string">
            <text:p text:style-name="P12">jsbach</text:p>
          </table:table-cell>
        </table:table-row>
        <table:table-row table:style-name="logdata.1">
          <table:table-cell table:style-name="logdata.A72" office:value-type="string">
            <text:p text:style-name="P12">microsoft</text:p>
          </table:table-cell>
          <table:table-cell table:style-name="logdata.A72" office:value-type="string">
            <text:p text:style-name="P3"><text:a xlink:type="simple" xlink:href="http://www.microsoft.nl/"><text:span text:style-name="Internet_20_link"><text:span text:style-name="T2">www.microsoft.nl</text:span></text:span></text:a></text:p>
          </table:table-cell>
          <table:table-cell table:style-name="logdata.A72" office:value-type="string">
            <text:p text:style-name="P3"><text:a xlink:type="simple" xlink:href="mailto:hng@xs4all.nl"><text:span text:style-name="Internet_20_link"><text:span text:style-name="T2">hng@xs4all.nl</text:span></text:span></text:a></text:p>
          </table:table-cell>
          <table:table-cell table:style-name="logdata.D72" office:value-type="string">
            <text:p text:style-name="P12">haendel</text:p>
          </table:table-cell>
        </table:table-row>
        <table:table-row table:style-name="logdata.1">
          <table:table-cell table:style-name="logdata.A72" office:value-type="string">
            <text:p text:style-name="P33">Miele</text:p>
          </table:table-cell>
          <table:table-cell table:style-name="logdata.A72" office:value-type="string">
            <text:p text:style-name="P44"/>
          </table:table-cell>
          <table:table-cell table:style-name="logdata.A72" office:value-type="string">
            <text:p text:style-name="P44"/>
          </table:table-cell>
          <table:table-cell table:style-name="logdata.D72" office:value-type="string">
            <text:p text:style-name="P33">mahler1911</text:p>
          </table:table-cell>
        </table:table-row>
        <table:table-row table:style-name="logdata.1">
          <table:table-cell table:style-name="logdata.A72" office:value-type="string">
            <text:p text:style-name="P24">mijn pakket</text:p>
          </table:table-cell>
          <table:table-cell table:style-name="logdata.A72" office:value-type="string">
            <text:p text:style-name="P6"><text:a xlink:type="simple" xlink:href="https://mijnpakket.postnl.nl/"><text:span text:style-name="T6">https://mijnpakket.postnl.nl/</text:span></text:a></text:p>
          </table:table-cell>
          <table:table-cell table:style-name="logdata.A72" office:value-type="string">
            <text:p text:style-name="P15"><text:a xlink:type="simple" xlink:href="mailto:hng@xs4all.nl"><text:span text:style-name="T6">hng@xs4all.nl</text:span></text:a></text:p>
          </table:table-cell>
          <table:table-cell table:style-name="logdata.D72" office:value-type="string">
            <text:p text:style-name="P24">h@endel1</text:p>
          </table:table-cell>
        </table:table-row>
        <table:table-row table:style-name="logdata.1">
          <table:table-cell table:style-name="logdata.A72" office:value-type="string">
            <text:p text:style-name="P24">multisafepay</text:p>
          </table:table-cell>
          <table:table-cell table:style-name="logdata.A72" office:value-type="string">
            <text:p text:style-name="P6"><text:a xlink:type="simple" xlink:href="https://www.multisafepay.com/"><text:span text:style-name="T6">https://www.multisafepay.com/</text:span></text:a></text:p>
          </table:table-cell>
          <table:table-cell table:style-name="logdata.A72" office:value-type="string">
            <text:p text:style-name="P24"/>
          </table:table-cell>
          <table:table-cell table:style-name="logdata.D72" office:value-type="string">
            <text:p text:style-name="P24">haendel1685</text:p>
          </table:table-cell>
        </table:table-row>
        <table:table-row table:style-name="logdata.1">
          <table:table-cell table:style-name="logdata.A72" office:value-type="string">
            <text:p text:style-name="P33">Muziekgebouw aan het IJ</text:p>
          </table:table-cell>
          <table:table-cell table:style-name="logdata.A72" office:value-type="string">
            <text:p text:style-name="P3"/>
          </table:table-cell>
          <table:table-cell table:style-name="logdata.A72" office:value-type="string">
            <text:p text:style-name="P44"><text:a xlink:type="simple" xlink:href="mailto:hng@xs4all.nl"><text:span text:style-name="T3">h</text:span></text:a><text:a xlink:type="simple" xlink:href="mailto:hng@xs4all.nl"><text:span text:style-name="T2">ng@xs4all.nl</text:span></text:a></text:p>
          </table:table-cell>
          <table:table-cell table:style-name="logdata.D72" office:value-type="string">
            <text:p text:style-name="P33">mahler1911</text:p>
          </table:table-cell>
        </table:table-row>
        <table:table-row table:style-name="logdata.1">
          <table:table-cell table:style-name="logdata.A72" office:value-type="string">
            <text:p text:style-name="P26">n0notes</text:p>
          </table:table-cell>
          <table:table-cell table:style-name="logdata.A72" office:value-type="string">
            <text:p text:style-name="P9"><text:a xlink:type="simple" xlink:href="http://www.n0notes.nl/notes"><text:span text:style-name="T11">www.n0notes.nl/notes</text:span></text:a></text:p>
          </table:table-cell>
          <table:table-cell table:style-name="logdata.A72" office:value-type="string">
            <text:p text:style-name="P12"/>
          </table:table-cell>
          <table:table-cell table:style-name="logdata.D72" office:value-type="string">
            <text:p text:style-name="P26">haendel1685</text:p>
          </table:table-cell>
        </table:table-row>
        <table:table-row table:style-name="logdata.1">
          <table:table-cell table:style-name="logdata.A72" office:value-type="string">
            <text:p text:style-name="P30">nespresso</text:p>
          </table:table-cell>
          <table:table-cell table:style-name="logdata.A72" office:value-type="string">
            <text:p text:style-name="P40"><text:a xlink:type="simple" xlink:href="http://www.nespresso.com/">www.nespresso.com</text:a></text:p>
          </table:table-cell>
          <table:table-cell table:style-name="logdata.A72" office:value-type="string">
            <text:p text:style-name="P30"><text:a xlink:type="simple" xlink:href="mailto:hng@xs4all.nl">hng@xs4all.nl</text:a></text:p>
          </table:table-cell>
          <table:table-cell table:style-name="logdata.D72" office:value-type="string">
            <text:p text:style-name="P30">haendel</text:p>
          </table:table-cell>
        </table:table-row>
        <table:table-row table:style-name="logdata.1">
          <table:table-cell table:style-name="logdata.A72" office:value-type="string">
            <text:p text:style-name="P33">NGV</text:p>
          </table:table-cell>
          <table:table-cell table:style-name="logdata.A72" office:value-type="string">
            <text:p text:style-name="P45">135121</text:p>
          </table:table-cell>
          <table:table-cell table:style-name="logdata.A72" office:value-type="string">
            <text:p text:style-name="P44"><text:a xlink:type="simple" xlink:href="mailto:barthng@gmail.com">barthng@gmail.com</text:a></text:p>
          </table:table-cell>
          <table:table-cell table:style-name="logdata.D72" office:value-type="string">
            <text:p text:style-name="P33">bxfz3</text:p>
          </table:table-cell>
        </table:table-row>
        <table:table-row table:style-name="logdata.1">
          <table:table-cell table:style-name="logdata.A72" office:value-type="string">
            <text:p text:style-name="P30">npo</text:p>
          </table:table-cell>
          <table:table-cell table:style-name="logdata.A72" office:value-type="string">
            <text:p text:style-name="P40"/>
          </table:table-cell>
          <table:table-cell table:style-name="logdata.A72" office:value-type="string">
            <text:p text:style-name="P30"><text:a xlink:type="simple" xlink:href="mailto:hng@xs4all.nl">hng@xs4all.nl</text:a></text:p>
          </table:table-cell>
          <table:table-cell table:style-name="logdata.D72" office:value-type="string">
            <text:p text:style-name="P30">mahler1911</text:p>
          </table:table-cell>
        </table:table-row>
        <table:table-row table:style-name="logdata.1">
          <table:table-cell table:style-name="logdata.A72" office:value-type="string">
            <text:p text:style-name="P12">nrc (70131037)</text:p>
          </table:table-cell>
          <table:table-cell table:style-name="logdata.A72" office:value-type="string">
            <text:p text:style-name="P3"><text:a xlink:type="simple" xlink:href="http://www.nrc.nl/"><text:span text:style-name="Internet_20_link"><text:span text:style-name="T2">www.nrc.nl</text:span></text:span></text:a></text:p>
          </table:table-cell>
          <table:table-cell table:style-name="logdata.A72" office:value-type="string">
            <text:p text:style-name="P12">barthengeveld</text:p>
            <text:p text:style-name="P11">barthng</text:p>
          </table:table-cell>
          <table:table-cell table:style-name="logdata.D72" office:value-type="string">
            <text:p text:style-name="P12">haendel</text:p>
          </table:table-cell>
        </table:table-row>
        <table:table-row table:style-name="logdata.1">
          <table:table-cell table:style-name="logdata.A72" office:value-type="string">
            <text:p text:style-name="P12">nrc lux</text:p>
          </table:table-cell>
          <table:table-cell table:style-name="logdata.A72" office:value-type="string">
            <text:p text:style-name="P3"><text:a xlink:type="simple" xlink:href="http://www.nrclux.nl/"><text:span text:style-name="Internet_20_link"><text:span text:style-name="T2">www.nrclux.nl</text:span></text:span></text:a></text:p>
          </table:table-cell>
          <table:table-cell table:style-name="logdata.A72" office:value-type="string">
            <text:p text:style-name="P3"><text:a xlink:type="simple" xlink:href="mailto:hng@xs4all.nl"><text:span text:style-name="Internet_20_link"><text:span text:style-name="T2">hng@xs4all.nl</text:span></text:span></text:a></text:p>
          </table:table-cell>
          <table:table-cell table:style-name="logdata.D72" office:value-type="string">
            <text:p text:style-name="P12"><text:span text:style-name="T14">P</text:span>kTRLCvj</text:p>
          </table:table-cell>
        </table:table-row>
        <table:table-row table:style-name="logdata.1">
          <table:table-cell table:style-name="logdata.A72" office:value-type="string">
            <text:p text:style-name="P33">NS</text:p>
          </table:table-cell>
          <table:table-cell table:style-name="logdata.A72" office:value-type="string">
            <text:p text:style-name="P3"/>
          </table:table-cell>
          <table:table-cell table:style-name="logdata.A72" office:value-type="string">
            <text:p text:style-name="P33"><text:a xlink:type="simple" xlink:href="mailto:hng@xs4all.nl">hng@xs4all.nl</text:a></text:p>
          </table:table-cell>
          <table:table-cell table:style-name="logdata.D72" office:value-type="string">
            <text:p text:style-name="P33">mahler1911</text:p>
          </table:table-cell>
        </table:table-row>
        <text:soft-page-break/>
        <table:table-row table:style-name="logdata.1">
          <table:table-cell table:style-name="logdata.A72" office:value-type="string">
            <text:p text:style-name="P12">nss online interview</text:p>
          </table:table-cell>
          <table:table-cell table:style-name="logdata.A72" office:value-type="string">
            <text:p text:style-name="P3"><text:a xlink:type="simple" xlink:href="http://www.synovate.nl/"><text:span text:style-name="Internet_20_link"><text:span text:style-name="T2">www.synovate.nl</text:span></text:span></text:a></text:p>
          </table:table-cell>
          <table:table-cell table:style-name="logdata.A72" office:value-type="string">
            <text:p text:style-name="P3"><text:a xlink:type="simple" xlink:href="mailto:hng@xs4all.nl"><text:span text:style-name="Internet_20_link"><text:span text:style-name="T2">hng@xs4all.nl</text:span></text:span></text:a></text:p>
          </table:table-cell>
          <table:table-cell table:style-name="logdata.D72" office:value-type="string">
            <text:p text:style-name="P12">haendel</text:p>
          </table:table-cell>
        </table:table-row>
        <table:table-row table:style-name="logdata.1">
          <table:table-cell table:style-name="logdata.A72" office:value-type="string">
            <text:p text:style-name="P12">nuon (/od <text:s/>21214788)</text:p>
          </table:table-cell>
          <table:table-cell table:style-name="logdata.A72" office:value-type="string">
            <text:p text:style-name="P3"><text:a xlink:type="simple" xlink:href="http://www.nuon.nl/"><text:span text:style-name="Internet_20_link"><text:span text:style-name="T2">www.nuon.nl</text:span></text:span></text:a></text:p>
          </table:table-cell>
          <table:table-cell table:style-name="logdata.A72" office:value-type="string">
            <text:p text:style-name="P3"><text:a xlink:type="simple" xlink:href="mailto:hng@xs4all.nl"><text:span text:style-name="Internet_20_link"><text:span text:style-name="T2">hng@xs4all.nl</text:span></text:span></text:a></text:p>
          </table:table-cell>
          <table:table-cell table:style-name="logdata.D72" office:value-type="string">
            <text:p text:style-name="P12">h@endel1</text:p>
          </table:table-cell>
        </table:table-row>
        <table:table-row table:style-name="logdata.1">
          <table:table-cell table:style-name="logdata.A72" office:value-type="string">
            <text:p text:style-name="P12">nvve</text:p>
          </table:table-cell>
          <table:table-cell table:style-name="logdata.A72" office:value-type="string">
            <text:p text:style-name="P3"><text:a xlink:type="simple" xlink:href="http://www.nvve.nl/"><text:span text:style-name="Internet_20_link"><text:span text:style-name="T2">www.nvve.nl</text:span></text:span></text:a></text:p>
          </table:table-cell>
          <table:table-cell table:style-name="logdata.A72" office:value-type="string">
            <text:p text:style-name="P12">0613873</text:p>
          </table:table-cell>
          <table:table-cell table:style-name="logdata.D72" office:value-type="string">
            <text:p text:style-name="P12"/>
          </table:table-cell>
        </table:table-row>
        <table:table-row table:style-name="logdata.1">
          <table:table-cell table:style-name="logdata.A72" office:value-type="string">
            <text:p text:style-name="P33">Nvve</text:p>
          </table:table-cell>
          <table:table-cell table:style-name="logdata.A72" office:value-type="string">
            <text:p text:style-name="P44"/>
          </table:table-cell>
          <table:table-cell table:style-name="logdata.A72" office:value-type="string">
            <text:p text:style-name="P44">barthng</text:p>
          </table:table-cell>
          <table:table-cell table:style-name="logdata.D72" office:value-type="string">
            <text:p text:style-name="P33">mahler1911</text:p>
          </table:table-cell>
        </table:table-row>
        <table:table-row table:style-name="logdata.1">
          <table:table-cell table:style-name="logdata.A72" office:value-type="string">
            <text:p text:style-name="P12">ooo</text:p>
          </table:table-cell>
          <table:table-cell table:style-name="logdata.A72" office:value-type="string">
            <text:p text:style-name="P3"><text:a xlink:type="simple" xlink:href="http://www.openoffice.org/"><text:span text:style-name="Internet_20_link"><text:span text:style-name="T2">www.openoffice.org</text:span></text:span></text:a></text:p>
          </table:table-cell>
          <table:table-cell table:style-name="logdata.A72" office:value-type="string">
            <text:p text:style-name="P12">barthng</text:p>
          </table:table-cell>
          <table:table-cell table:style-name="logdata.D72" office:value-type="string">
            <text:p text:style-name="P12">haendel</text:p>
          </table:table-cell>
        </table:table-row>
        <table:table-row table:style-name="logdata.1">
          <table:table-cell table:style-name="logdata.A72" office:value-type="string">
            <text:p text:style-name="P12">oracle java</text:p>
          </table:table-cell>
          <table:table-cell table:style-name="logdata.A72" office:value-type="string">
            <text:p text:style-name="P12"/>
          </table:table-cell>
          <table:table-cell table:style-name="logdata.A72" office:value-type="string">
            <text:p text:style-name="P3"><text:a xlink:type="simple" xlink:href="mailto:hng@xs4all.nl"><text:span text:style-name="Internet_20_link"><text:span text:style-name="T2">hng@xs4all.nl</text:span></text:span></text:a></text:p>
          </table:table-cell>
          <table:table-cell table:style-name="logdata.D72" office:value-type="string">
            <text:p text:style-name="P12">1<text:span text:style-name="T14">H</text:span>aendel</text:p>
          </table:table-cell>
        </table:table-row>
        <table:table-row table:style-name="logdata.1">
          <table:table-cell table:style-name="logdata.A72" office:value-type="string">
            <text:p text:style-name="P12">oude muziek</text:p>
          </table:table-cell>
          <table:table-cell table:style-name="logdata.A72" office:value-type="string">
            <text:p text:style-name="P3"><text:a xlink:type="simple" xlink:href="http://www.oudemuziek.nl/"><text:span text:style-name="Internet_20_link"><text:span text:style-name="T2">www.oudemuziek.nl</text:span></text:span></text:a></text:p>
          </table:table-cell>
          <table:table-cell table:style-name="logdata.A72" office:value-type="string">
            <text:p text:style-name="P3"><text:a xlink:type="simple" xlink:href="mailto:hng@xs4all.nl"><text:span text:style-name="Internet_20_link"><text:span text:style-name="T2">hng@xs4all.nl</text:span></text:span></text:a></text:p>
          </table:table-cell>
          <table:table-cell table:style-name="logdata.D72" office:value-type="string">
            <text:p text:style-name="P12">46970</text:p>
          </table:table-cell>
        </table:table-row>
        <table:table-row table:style-name="logdata.1">
          <table:table-cell table:style-name="logdata.A72" office:value-type="string">
            <text:p text:style-name="P26">parkmobile</text:p>
          </table:table-cell>
          <table:table-cell table:style-name="logdata.A72" office:value-type="string">
            <text:p text:style-name="P9"><text:a xlink:type="simple" xlink:href="http://www.parkmobile.nl/"><text:span text:style-name="T11">www.parkmobile.nl</text:span></text:a></text:p>
          </table:table-cell>
          <table:table-cell table:style-name="logdata.A72" office:value-type="string">
            <text:p text:style-name="P26">wlhengeveld</text:p>
          </table:table-cell>
          <table:table-cell table:style-name="logdata.D72" office:value-type="string">
            <text:p text:style-name="P26">jsbach</text:p>
          </table:table-cell>
        </table:table-row>
        <table:table-row table:style-name="logdata.1">
          <table:table-cell table:style-name="logdata.A72" office:value-type="string">
            <text:p text:style-name="P12">paypal</text:p>
          </table:table-cell>
          <table:table-cell table:style-name="logdata.A72" office:value-type="string">
            <text:p text:style-name="P3"><text:a xlink:type="simple" xlink:href="http://www.paypal.com/"><text:span text:style-name="Internet_20_link"><text:span text:style-name="T2">www.paypal.com</text:span></text:span></text:a></text:p>
          </table:table-cell>
          <table:table-cell table:style-name="logdata.A72" office:value-type="string">
            <text:p text:style-name="P3"><text:a xlink:type="simple" xlink:href="mailto:hng@xs4all.nl"><text:span text:style-name="Internet_20_link"><text:span text:style-name="T2">hng@xs4all.nl</text:span></text:span></text:a></text:p>
          </table:table-cell>
          <table:table-cell table:style-name="logdata.D72" office:value-type="string">
            <text:p text:style-name="P12">h@endel1750</text:p>
          </table:table-cell>
        </table:table-row>
        <table:table-row table:style-name="logdata.1">
          <table:table-cell table:style-name="logdata.A72" office:value-type="string">
            <text:p text:style-name="P27">pocketmags</text:p>
          </table:table-cell>
          <table:table-cell table:style-name="logdata.A72" office:value-type="string">
            <text:p text:style-name="P10"><text:a xlink:type="simple" xlink:href="http://www.pocketmags.com/"><text:span text:style-name="T12">http://www.pocketmags.com/</text:span></text:a></text:p>
          </table:table-cell>
          <table:table-cell table:style-name="logdata.A72" office:value-type="string">
            <text:p text:style-name="P19"/>
          </table:table-cell>
          <table:table-cell table:style-name="logdata.D72" office:value-type="string">
            <text:p text:style-name="P27">haendel1685</text:p>
          </table:table-cell>
        </table:table-row>
        <table:table-row table:style-name="logdata.1">
          <table:table-cell table:style-name="logdata.A72" office:value-type="string">
            <text:p text:style-name="P28">polare (code 642)</text:p>
          </table:table-cell>
          <table:table-cell table:style-name="logdata.A72" office:value-type="string">
            <text:p text:style-name="P37"><text:a xlink:type="simple" xlink:href="http://www.polare.nl/">www.polare.nl</text:a></text:p>
          </table:table-cell>
          <table:table-cell table:style-name="logdata.A72" office:value-type="string">
            <text:p text:style-name="P28"><text:a xlink:type="simple" xlink:href="mailto:hng@xs4all.nl">hng@xs4all.nl</text:a></text:p>
          </table:table-cell>
          <table:table-cell table:style-name="logdata.D72" office:value-type="string">
            <text:p text:style-name="P28">haendel1750</text:p>
          </table:table-cell>
        </table:table-row>
        <table:table-row table:style-name="logdata.1">
          <table:table-cell table:style-name="logdata.A72" office:value-type="string">
            <text:p text:style-name="P12">postcodeloterij</text:p>
          </table:table-cell>
          <table:table-cell table:style-name="logdata.A72" office:value-type="string">
            <text:p text:style-name="P3"><text:a xlink:type="simple" xlink:href="http://www.postcodeloterij.nl/"><text:span text:style-name="Internet_20_link"><text:span text:style-name="T2">www.postcodeloterij.nl</text:span></text:span></text:a></text:p>
          </table:table-cell>
          <table:table-cell table:style-name="logdata.A72" office:value-type="string">
            <text:p text:style-name="P12">barthng</text:p>
          </table:table-cell>
          <table:table-cell table:style-name="logdata.D72" office:value-type="string">
            <text:p text:style-name="P12">haendel</text:p>
          </table:table-cell>
        </table:table-row>
        <table:table-row table:style-name="logdata.1">
          <table:table-cell table:style-name="logdata.A72" office:value-type="string">
            <text:p text:style-name="P33">PostNL</text:p>
          </table:table-cell>
          <table:table-cell table:style-name="logdata.A72" office:value-type="string">
            <text:p text:style-name="P44">post.nl</text:p>
          </table:table-cell>
          <table:table-cell table:style-name="logdata.A72" office:value-type="string">
            <text:p text:style-name="P44"/>
          </table:table-cell>
          <table:table-cell table:style-name="logdata.D72" office:value-type="string">
            <text:p text:style-name="P33">mahler1911</text:p>
          </table:table-cell>
        </table:table-row>
        <table:table-row table:style-name="logdata.1">
          <table:table-cell table:style-name="logdata.A72" office:value-type="string">
            <text:p text:style-name="P33">Rootsmagic</text:p>
          </table:table-cell>
          <table:table-cell table:style-name="logdata.A72" office:value-type="string">
            <text:p text:style-name="P44"/>
          </table:table-cell>
          <table:table-cell table:style-name="logdata.A72" office:value-type="string">
            <text:p text:style-name="P44">barthengeveld</text:p>
          </table:table-cell>
          <table:table-cell table:style-name="logdata.D72" office:value-type="string">
            <text:p text:style-name="P33">mahler1911</text:p>
          </table:table-cell>
        </table:table-row>
        <table:table-row table:style-name="logdata.1">
          <table:table-cell table:style-name="logdata.A72" office:value-type="string">
            <text:p text:style-name="P12">samba</text:p>
          </table:table-cell>
          <table:table-cell table:style-name="logdata.A72" office:value-type="string">
            <text:p text:style-name="P12"/>
          </table:table-cell>
          <table:table-cell table:style-name="logdata.A72" office:value-type="string">
            <text:p text:style-name="P12"/>
          </table:table-cell>
          <table:table-cell table:style-name="logdata.D72" office:value-type="string">
            <text:p text:style-name="P12">haendel</text:p>
          </table:table-cell>
        </table:table-row>
        <table:table-row table:style-name="logdata.1">
          <table:table-cell table:style-name="logdata.A72" office:value-type="string">
            <text:p text:style-name="P12">scientific american</text:p>
          </table:table-cell>
          <table:table-cell table:style-name="logdata.A72" office:value-type="string">
            <text:p text:style-name="P3"><text:a xlink:type="simple" xlink:href="http://www.sciam.com/"><text:span text:style-name="Internet_20_link"><text:span text:style-name="T2">www.sciam.com</text:span></text:span></text:a></text:p>
          </table:table-cell>
          <table:table-cell table:style-name="logdata.A72" office:value-type="string">
            <text:p text:style-name="P3"><text:a xlink:type="simple" xlink:href="mailto:hng@xs4all.nl"><text:span text:style-name="Internet_20_link"><text:span text:style-name="T2">hng@xs4all.nl</text:span></text:span></text:a><text:span text:style-name="T2"> (barthng)</text:span></text:p>
          </table:table-cell>
          <table:table-cell table:style-name="logdata.D72" office:value-type="string">
            <text:p text:style-name="P12">haendel</text:p>
          </table:table-cell>
        </table:table-row>
        <table:table-row table:style-name="logdata.1">
          <table:table-cell table:style-name="logdata.A72" office:value-type="string">
            <text:p text:style-name="P12">secunia</text:p>
          </table:table-cell>
          <table:table-cell table:style-name="logdata.A72" office:value-type="string">
            <text:p text:style-name="P3"><text:a xlink:type="simple" xlink:href="http://www.secunia.com/"><text:span text:style-name="Internet_20_link"><text:span text:style-name="T2">www.secunia.com</text:span></text:span></text:a></text:p>
          </table:table-cell>
          <table:table-cell table:style-name="logdata.A72" office:value-type="string">
            <text:p text:style-name="P12">bart1938</text:p>
          </table:table-cell>
          <table:table-cell table:style-name="logdata.D72" office:value-type="string">
            <text:p text:style-name="P12">haendel1</text:p>
          </table:table-cell>
        </table:table-row>
        <table:table-row table:style-name="logdata.1">
          <table:table-cell table:style-name="logdata.A72" office:value-type="string">
            <text:p text:style-name="P23">shodan</text:p>
          </table:table-cell>
          <table:table-cell table:style-name="logdata.A72" office:value-type="string">
            <text:p text:style-name="P7"><text:a xlink:type="simple" xlink:href="http://www.shodanhq.com/"><text:span text:style-name="T7">http://www.shodanhq.com/</text:span></text:a></text:p>
          </table:table-cell>
          <table:table-cell table:style-name="logdata.A72" office:value-type="string">
            <text:p text:style-name="P16"><text:a xlink:type="simple" xlink:href="mailto:hng@xs4all.nl"><text:span text:style-name="T7">hng@xs4all.nl</text:span></text:a></text:p>
          </table:table-cell>
          <table:table-cell table:style-name="logdata.D72" office:value-type="string">
            <text:p text:style-name="P23">haendel1685</text:p>
          </table:table-cell>
        </table:table-row>
        <table:table-row table:style-name="logdata.1">
          <table:table-cell table:style-name="logdata.A72" office:value-type="string">
            <text:p text:style-name="P12">skype</text:p>
          </table:table-cell>
          <table:table-cell table:style-name="logdata.A72" office:value-type="string">
            <text:p text:style-name="P12"/>
          </table:table-cell>
          <table:table-cell table:style-name="logdata.A72" office:value-type="string">
            <text:p text:style-name="P12">barthng</text:p>
            <text:p text:style-name="Standard"><text:a xlink:type="simple" xlink:href="mailto:hng@xs4all.nl"><text:span text:style-name="Internet_20_link"><text:span text:style-name="T2">hng@xs4all.nl</text:span></text:span></text:a></text:p>
          </table:table-cell>
          <table:table-cell table:style-name="logdata.D72" office:value-type="string">
            <text:p text:style-name="P12">haendel1750</text:p>
          </table:table-cell>
        </table:table-row>
        <table:table-row table:style-name="logdata.1">
          <table:table-cell table:style-name="logdata.A72" office:value-type="string">
            <text:p text:style-name="P24">spellendump</text:p>
          </table:table-cell>
          <table:table-cell table:style-name="logdata.A72" office:value-type="string">
            <text:p text:style-name="P6"><text:a xlink:type="simple" xlink:href="http://www.spellendump.nl/"><text:span text:style-name="T6">www.spellendump.nl</text:span></text:a></text:p>
          </table:table-cell>
          <table:table-cell table:style-name="logdata.A72" office:value-type="string">
            <text:p text:style-name="P15"><text:a xlink:type="simple" xlink:href="mailto:hng@xs4all.nl"><text:span text:style-name="T6">hng@xs4all.nl</text:span></text:a></text:p>
          </table:table-cell>
          <table:table-cell table:style-name="logdata.D72" office:value-type="string">
            <text:p text:style-name="P24">haendel1750</text:p>
          </table:table-cell>
        </table:table-row>
        <table:table-row table:style-name="logdata.1">
          <table:table-cell table:style-name="logdata.A72" office:value-type="string">
            <text:p text:style-name="P12">staatsloterij</text:p>
          </table:table-cell>
          <table:table-cell table:style-name="logdata.A72" office:value-type="string">
            <text:p text:style-name="P3"><text:a xlink:type="simple" xlink:href="http://www.staatsloterij.nl/"><text:span text:style-name="Internet_20_link"><text:span text:style-name="T2">www.staatsloterij.nl</text:span></text:span></text:a></text:p>
          </table:table-cell>
          <table:table-cell table:style-name="logdata.A72" office:value-type="string">
            <text:p text:style-name="P12">barthng</text:p>
          </table:table-cell>
          <table:table-cell table:style-name="logdata.D72" office:value-type="string">
            <text:p text:style-name="P12">haendel1938</text:p>
          </table:table-cell>
        </table:table-row>
        <table:table-row table:style-name="logdata.1">
          <table:table-cell table:style-name="logdata.A72" office:value-type="string">
            <text:p text:style-name="P33">Stamboom van Rije</text:p>
          </table:table-cell>
          <table:table-cell table:style-name="logdata.A72" office:value-type="string">
            <text:p text:style-name="P44"/>
          </table:table-cell>
          <table:table-cell table:style-name="logdata.A72" office:value-type="string">
            <text:p text:style-name="P44">barthng</text:p>
          </table:table-cell>
          <table:table-cell table:style-name="logdata.D72" office:value-type="string">
            <text:p text:style-name="P33">haendel</text:p>
          </table:table-cell>
        </table:table-row>
        <table:table-row table:style-name="logdata.1">
          <table:table-cell table:style-name="logdata.A72" office:value-type="string">
            <text:p text:style-name="P30">tomtom</text:p>
          </table:table-cell>
          <table:table-cell table:style-name="logdata.A72" office:value-type="string">
            <text:p text:style-name="P40"><text:a xlink:type="simple" xlink:href="http://www.tomtom.com/">www.tomtom.com</text:a></text:p>
          </table:table-cell>
          <table:table-cell table:style-name="logdata.A72" office:value-type="string">
            <text:p text:style-name="P33"><text:a xlink:type="simple" xlink:href="mailto:hng@xs4all.nl">hng@xs4all.nl</text:a></text:p>
          </table:table-cell>
          <table:table-cell table:style-name="logdata.D72" office:value-type="string">
            <text:p text:style-name="P30">haendel</text:p>
          </table:table-cell>
        </table:table-row>
        <table:table-row table:style-name="logdata.1">
          <table:table-cell table:style-name="logdata.A72" office:value-type="string">
            <text:p text:style-name="P12">total commander (110551)</text:p>
          </table:table-cell>
          <table:table-cell table:style-name="logdata.A72" office:value-type="string">
            <text:p text:style-name="P3"><text:a xlink:type="simple" xlink:href="http://www.ghisler.com/"><text:span text:style-name="Internet_20_link"><text:span text:style-name="T2">www.ghisler.com</text:span></text:span></text:a></text:p>
          </table:table-cell>
          <table:table-cell table:style-name="logdata.A72" office:value-type="string">
            <text:p text:style-name="P12">w.l. hengeveld</text:p>
          </table:table-cell>
          <table:table-cell table:style-name="logdata.D72" office:value-type="string">
            <text:p text:style-name="P12"/>
          </table:table-cell>
        </table:table-row>
        <table:table-row table:style-name="logdata.1">
          <table:table-cell table:style-name="logdata.A72" office:value-type="string">
            <text:p text:style-name="P12">twitter</text:p>
          </table:table-cell>
          <table:table-cell table:style-name="logdata.A72" office:value-type="string">
            <text:p text:style-name="P3"><text:a xlink:type="simple" xlink:href="http://www.twitter.com/"><text:span text:style-name="Internet_20_link"><text:span text:style-name="T2">www.twitter.com</text:span></text:span></text:a></text:p>
          </table:table-cell>
          <table:table-cell table:style-name="logdata.A72" office:value-type="string">
            <text:p text:style-name="P3"><text:a xlink:type="simple" xlink:href="mailto:barthng@gmail.com"><text:span text:style-name="Internet_20_link"><text:span text:style-name="T2">barthng@gmail.com</text:span></text:span></text:a></text:p>
          </table:table-cell>
          <table:table-cell table:style-name="logdata.D72" office:value-type="string">
            <text:p text:style-name="P12">jsbach1750</text:p>
          </table:table-cell>
        </table:table-row>
        <table:table-row table:style-name="logdata.1">
          <table:table-cell table:style-name="logdata.A72" office:value-type="string">
            <text:p text:style-name="P12">ubuntu one</text:p>
          </table:table-cell>
          <table:table-cell table:style-name="logdata.A72" office:value-type="string">
            <text:p text:style-name="P3"><text:a xlink:type="simple" xlink:href="https://one.ubuntu.com/"><text:span text:style-name="Internet_20_link"><text:span text:style-name="T2">https://one.ubuntu.com</text:span></text:span></text:a></text:p>
          </table:table-cell>
          <table:table-cell table:style-name="logdata.A72" office:value-type="string">
            <text:p text:style-name="P3"><text:a xlink:type="simple" xlink:href="mailto:hnglinux@xs4all.nl"><text:span text:style-name="Internet_20_link"><text:span text:style-name="T2">hnglinux@xs4all.nl</text:span></text:span></text:a></text:p>
          </table:table-cell>
          <table:table-cell table:style-name="logdata.D72" office:value-type="string">
            <text:p text:style-name="P12"><text:span text:style-name="T4">h</text:span>aendel</text:p>
          </table:table-cell>
        </table:table-row>
        <table:table-row table:style-name="logdata.1">
          <table:table-cell table:style-name="logdata.A72" office:value-type="string">
            <text:p text:style-name="P31">Ubuntu one</text:p>
          </table:table-cell>
          <table:table-cell table:style-name="logdata.A72" office:value-type="string">
            <text:p text:style-name="P41"><text:a xlink:type="simple" xlink:href="https://one.ubuntu.com/">https://one.ubuntu.com/</text:a></text:p>
          </table:table-cell>
          <table:table-cell table:style-name="logdata.A72" office:value-type="string">
            <text:p text:style-name="P31">hnglinux@gmail.com</text:p>
          </table:table-cell>
          <table:table-cell table:style-name="logdata.D72" office:value-type="string">
            <text:p text:style-name="P31">mahler1911</text:p>
          </table:table-cell>
        </table:table-row>
        <table:table-row table:style-name="logdata.1">
          <table:table-cell table:style-name="logdata.A72" office:value-type="string">
            <text:p text:style-name="P29">vereniging eigenhuis</text:p>
          </table:table-cell>
          <table:table-cell table:style-name="logdata.A72" office:value-type="string">
            <text:p text:style-name="P38"><text:a xlink:type="simple" xlink:href="http://www.veh.nl/">www.veh.nl</text:a></text:p>
          </table:table-cell>
          <table:table-cell table:style-name="logdata.A72" office:value-type="string">
            <text:p text:style-name="P29"><text:a xlink:type="simple" xlink:href="mailto:hng@xs4all.nl">hng@xs4all.nl</text:a></text:p>
          </table:table-cell>
          <table:table-cell table:style-name="logdata.D72" office:value-type="string">
            <text:p text:style-name="P29">haendel1685</text:p>
          </table:table-cell>
        </table:table-row>
        <table:table-row table:style-name="logdata.1">
          <table:table-cell table:style-name="logdata.A72" office:value-type="string">
            <text:p text:style-name="P22">vid hd account</text:p>
          </table:table-cell>
          <table:table-cell table:style-name="logdata.A72" office:value-type="string">
            <text:p text:style-name="P5"><text:a xlink:type="simple" xlink:href="http://www.logitech.com/"><text:span text:style-name="T5">www.logitech.com</text:span></text:a></text:p>
            <text:p text:style-name="P5"><text:a xlink:type="simple" xlink:href="http://logitech-vid-hd.nl.softonic.com/"><text:span text:style-name="T5">http://logitech-vid-hd.nl.softonic.com/</text:span></text:a></text:p>
          </table:table-cell>
          <table:table-cell table:style-name="logdata.A72" office:value-type="string">
            <text:p text:style-name="P22">bart</text:p>
            <text:p text:style-name="P14"><text:a xlink:type="simple" xlink:href="mailto:hng@xs4all.nl"><text:span text:style-name="T5">hng@xs4all.nl</text:span></text:a></text:p>
          </table:table-cell>
          <table:table-cell table:style-name="logdata.D72" office:value-type="string">
            <text:p text:style-name="P22">haendel1750</text:p>
          </table:table-cell>
        </table:table-row>
        <table:table-row table:style-name="logdata.1">
          <table:table-cell table:style-name="logdata.A72" office:value-type="string">
            <text:p text:style-name="P31">Weaving today</text:p>
          </table:table-cell>
          <table:table-cell table:style-name="logdata.A72" office:value-type="string">
            <text:p text:style-name="P41"><text:a xlink:type="simple" xlink:href="http://www.weavingtoday.com/">www.weavingtoday.com</text:a></text:p>
          </table:table-cell>
          <table:table-cell table:style-name="logdata.A72" office:value-type="string">
            <text:p text:style-name="P31">bart38</text:p>
          </table:table-cell>
          <table:table-cell table:style-name="logdata.D72" office:value-type="string">
            <text:p text:style-name="P31">mahler1911</text:p>
          </table:table-cell>
        </table:table-row>
        <table:table-row table:style-name="logdata.1">
          <table:table-cell table:style-name="logdata.A72" office:value-type="string">
            <text:p text:style-name="P12">webwereld</text:p>
          </table:table-cell>
          <table:table-cell table:style-name="logdata.A72" office:value-type="string">
            <text:p text:style-name="P3"><text:a xlink:type="simple" xlink:href="http://webwereld.nl/"><text:span text:style-name="Internet_20_link"><text:span text:style-name="T2">http://webwereld.nl/</text:span></text:span></text:a><text:span text:style-name="T2"> </text:span></text:p>
          </table:table-cell>
          <table:table-cell table:style-name="logdata.A72" office:value-type="string">
            <text:p text:style-name="P12">barthng</text:p>
          </table:table-cell>
          <table:table-cell table:style-name="logdata.D72" office:value-type="string">
            <text:p text:style-name="P12">haendel1750</text:p>
          </table:table-cell>
        </table:table-row>
        <table:table-row table:style-name="logdata.1">
          <table:table-cell table:style-name="logdata.A72" office:value-type="string">
            <text:p text:style-name="P21">weefnet</text:p>
          </table:table-cell>
          <table:table-cell table:style-name="logdata.A72" office:value-type="string">
            <text:p text:style-name="P4"><text:a xlink:type="simple" xlink:href="http://www.weefnet.nl/"><text:span text:style-name="T4">www.weefnet.nl</text:span></text:a></text:p>
          </table:table-cell>
          <table:table-cell table:style-name="logdata.A72" office:value-type="string">
            <text:p text:style-name="P21"/>
          </table:table-cell>
          <table:table-cell table:style-name="logdata.D72" office:value-type="string">
            <text:p text:style-name="P21"><text:span text:style-name="T14">W</text:span>00419</text:p>
          </table:table-cell>
        </table:table-row>
        <table:table-row table:style-name="logdata.1">
          <table:table-cell table:style-name="logdata.A72" office:value-type="string">
            <text:p text:style-name="P12">winpatrol billp studios</text:p>
          </table:table-cell>
          <table:table-cell table:style-name="logdata.A72" office:value-type="string">
            <text:p text:style-name="P3"><text:a xlink:type="simple" xlink:href="http://www.winpatrol.com/"><text:span text:style-name="Internet_20_link"><text:span text:style-name="T2">www.winpatrol.com</text:span></text:span></text:a></text:p>
          </table:table-cell>
          <table:table-cell table:style-name="logdata.A72" office:value-type="string">
            <text:p text:style-name="P12">bart hengeveld</text:p>
          </table:table-cell>
          <table:table-cell table:style-name="logdata.D72" office:value-type="string">
            <text:p text:style-name="P12">ONF4MW6</text:p>
          </table:table-cell>
        </table:table-row>
        <table:table-row table:style-name="logdata.1">
          <table:table-cell table:style-name="logdata.A72" office:value-type="string">
            <text:p text:style-name="P12">winzip (29227578)</text:p>
          </table:table-cell>
          <table:table-cell table:style-name="logdata.A72" office:value-type="string">
            <text:p text:style-name="P3"><text:a xlink:type="simple" xlink:href="http://www.winzip.com/"><text:span text:style-name="Internet_20_link"><text:span text:style-name="T2">www.winzip.com</text:span></text:span></text:a></text:p>
          </table:table-cell>
          <table:table-cell table:style-name="logdata.A72" office:value-type="string">
            <text:p text:style-name="P12">w.l. hengeveld</text:p>
          </table:table-cell>
          <table:table-cell table:style-name="logdata.D72" office:value-type="string">
            <text:p text:style-name="P12">29227578 W.L. Hengeveld</text:p>
          </table:table-cell>
        </table:table-row>
        <table:table-row table:style-name="logdata.1">
          <table:table-cell table:style-name="logdata.A72" office:value-type="string">
            <text:p text:style-name="P26">wot</text:p>
          </table:table-cell>
          <table:table-cell table:style-name="logdata.A72" office:value-type="string">
            <text:p text:style-name="P9"/>
          </table:table-cell>
          <table:table-cell table:style-name="logdata.A72" office:value-type="string">
            <text:p text:style-name="P18"><text:a xlink:type="simple" xlink:href="mailto:barthng@gmail.com"><text:span text:style-name="T11">barthng@gmail.com</text:span></text:a></text:p>
          </table:table-cell>
          <table:table-cell table:style-name="logdata.D72" office:value-type="string">
            <text:p text:style-name="P26">mahler1911</text:p>
          </table:table-cell>
        </table:table-row>
        <table:table-row table:style-name="logdata.1">
          <table:table-cell table:style-name="logdata.A72" office:value-type="string">
            <text:p text:style-name="P30">woz specialisten</text:p>
          </table:table-cell>
          <table:table-cell table:style-name="logdata.A72" office:value-type="string">
            <text:p text:style-name="P40"><text:a xlink:type="simple" xlink:href="http://www.wozspecialisten.nl/">www.wozspecialisten.nl</text:a></text:p>
          </table:table-cell>
          <table:table-cell table:style-name="logdata.A72" office:value-type="string">
            <text:p text:style-name="P30"><text:a xlink:type="simple" xlink:href="mailto:hng@xs4all.nl">hng@xs4all.nl</text:a></text:p>
          </table:table-cell>
          <table:table-cell table:style-name="logdata.D72" office:value-type="string">
            <text:p text:style-name="P30">9XQs2<text:span text:style-name="T14">X</text:span>t</text:p>
          </table:table-cell>
        </table:table-row>
        <table:table-row table:style-name="logdata.1">
          <table:table-cell table:style-name="logdata.A72" office:value-type="string">
            <text:p text:style-name="P12">xs4all</text:p>
          </table:table-cell>
          <table:table-cell table:style-name="logdata.A72" office:value-type="string">
            <text:p text:style-name="P3"><text:a xlink:type="simple" xlink:href="http://www.xs4all.nl/"><text:span text:style-name="Internet_20_link"><text:span text:style-name="T2">www.xs4all.nl</text:span></text:span></text:a></text:p>
          </table:table-cell>
          <table:table-cell table:style-name="logdata.A72" office:value-type="string">
            <text:p text:style-name="P12">hng</text:p>
          </table:table-cell>
          <table:table-cell table:style-name="logdata.D72" office:value-type="string">
            <text:p text:style-name="P12">19hng38</text:p>
          </table:table-cell>
        </table:table-row>
        <table:table-row table:style-name="logdata.1">
          <table:table-cell table:style-name="logdata.A72" office:value-type="string">
            <text:p text:style-name="P12">yahoo ada</text:p>
          </table:table-cell>
          <table:table-cell table:style-name="logdata.A72" office:value-type="string">
            <text:p text:style-name="P3"><text:a xlink:type="simple" xlink:href="http://www.yahoo.com/"><text:span text:style-name="Internet_20_link"><text:span text:style-name="T2">www.yahoo.com</text:span></text:span></text:a></text:p>
          </table:table-cell>
          <table:table-cell table:style-name="logdata.A72" office:value-type="string">
            <text:p text:style-name="P12">ada hengeveld</text:p>
          </table:table-cell>
          <table:table-cell table:style-name="logdata.D72" office:value-type="string">
            <text:p text:style-name="P12">watson</text:p>
          </table:table-cell>
        </table:table-row>
        <table:table-row table:style-name="logdata.1">
          <table:table-cell table:style-name="logdata.A72" office:value-type="string">
            <text:p text:style-name="P12">yahoo bart</text:p>
          </table:table-cell>
          <table:table-cell table:style-name="logdata.A72" office:value-type="string">
            <text:p text:style-name="P3"><text:a xlink:type="simple" xlink:href="http://www.yahoo.com/"><text:span text:style-name="Internet_20_link"><text:span text:style-name="T2">www.yahoo.com</text:span></text:span></text:a></text:p>
          </table:table-cell>
          <table:table-cell table:style-name="logdata.A72" office:value-type="string">
            <text:p text:style-name="P12">barthengeveld</text:p>
          </table:table-cell>
          <table:table-cell table:style-name="logdata.D72" office:value-type="string">
            <text:p text:style-name="P12">haendel1750</text:p>
          </table:table-cell>
        </table:table-row>
        <table:table-row table:style-name="logdata.1">
          <table:table-cell table:style-name="logdata.A72" office:value-type="string">
            <text:p text:style-name="P12">yellow spaces</text:p>
          </table:table-cell>
          <table:table-cell table:style-name="logdata.A72" office:value-type="string">
            <text:p text:style-name="P3"><text:a xlink:type="simple" xlink:href="http://www.xs4all.nl/"><text:span text:style-name="Internet_20_link"><text:span text:style-name="T2">www.xs4all.nl</text:span></text:span></text:a></text:p>
          </table:table-cell>
          <table:table-cell table:style-name="logdata.A72" office:value-type="string">
            <text:p text:style-name="P12"/>
          </table:table-cell>
          <table:table-cell table:style-name="logdata.D72" office:value-type="string">
            <text:p text:style-name="P12">1<text:span text:style-name="T14">H</text:span>aendel</text:p>
          </table:table-cell>
        </table:table-row>
        <table:table-row table:style-name="logdata.1">
          <table:table-cell table:style-name="logdata.A72" office:value-type="string">
            <text:p text:style-name="P28">yousendit</text:p>
          </table:table-cell>
          <table:table-cell table:style-name="logdata.A72" office:value-type="string">
            <text:p text:style-name="P38"><text:a xlink:type="simple" xlink:href="https://www.hightail.com/">https://www.hightail.com/</text:a></text:p>
          </table:table-cell>
          <table:table-cell table:style-name="logdata.A72" office:value-type="string">
            <text:p text:style-name="P28"><text:a xlink:type="simple" xlink:href="mailto:hng@xs4all.nl">hng@xs4all.nl</text:a></text:p>
          </table:table-cell>
          <table:table-cell table:style-name="logdata.D72" office:value-type="string">
            <text:p text:style-name="P28">haendel1685</text:p>
          </table:table-cell>
        </table:table-row>
        <table:table-row table:style-name="logdata.1">
          <table:table-cell table:style-name="logdata.A72" office:value-type="string">
            <text:p text:style-name="P12">ziggo/casema</text:p>
          </table:table-cell>
          <table:table-cell table:style-name="logdata.A72" office:value-type="string">
            <text:p text:style-name="P3"><text:a xlink:type="simple" xlink:href="http://www.ziggo.nl/"><text:span text:style-name="Internet_20_link"><text:span text:style-name="T2">www.ziggo.nl</text:span></text:span></text:a></text:p>
            <text:p text:style-name="Standard"><text:a xlink:type="simple" xlink:href="http://www.casema.nl/"><text:span text:style-name="Internet_20_link"><text:span text:style-name="T2">www.casema.nl</text:span></text:span></text:a></text:p>
          </table:table-cell>
          <table:table-cell table:style-name="logdata.A72" office:value-type="string">
            <text:p text:style-name="P12">barthng</text:p>
          </table:table-cell>
          <table:table-cell table:style-name="logdata.D72" office:value-type="string">
            <text:p text:style-name="P12"><text:span text:style-name="T14">H</text:span>aendel</text:p>
          </table:table-cell>
        </table:table-row>
        <table:table-row table:style-name="logdata.1">
          <table:table-cell table:style-name="logdata.A72" office:value-type="string">
            <text:p text:style-name="P35">GO4inkt</text:p>
          </table:table-cell>
          <table:table-cell table:style-name="logdata.A72" office:value-type="string">
            <text:p text:style-name="P45"><text:a xlink:type="simple" xlink:href="http://www.go4inkt.nl/">www.go4inkt.nl</text:a></text:p>
          </table:table-cell>
          <table:table-cell table:style-name="logdata.A72" office:value-type="string">
            <text:p text:style-name="P35">barthng</text:p>
          </table:table-cell>
          <table:table-cell table:style-name="logdata.D72" office:value-type="string">
            <text:p text:style-name="P35">mahler1911</text:p>
          </table:table-cell>
        </table:table-row>
        <text:soft-page-break/>
        <table:table-row table:style-name="logdata.1">
          <table:table-cell table:style-name="logdata.A72" office:value-type="string">
            <text:p text:style-name="P35">Avira</text:p>
          </table:table-cell>
          <table:table-cell table:style-name="logdata.A72" office:value-type="string">
            <text:p text:style-name="P45"><text:a xlink:type="simple" xlink:href="http://www.avira.com/nl/personal">http://www.avira.com/nl/personal</text:a></text:p>
          </table:table-cell>
          <table:table-cell table:style-name="logdata.A72" office:value-type="string">
            <text:p text:style-name="P35"><text:a xlink:type="simple" xlink:href="mailto:hng@xs4all.nl">hng@xs4all.nl</text:a></text:p>
          </table:table-cell>
          <table:table-cell table:style-name="logdata.D72" office:value-type="string">
            <text:p text:style-name="P35">mahler1911</text:p>
          </table:table-cell>
        </table:table-row>
        <table:table-row table:style-name="logdata.1">
          <table:table-cell table:style-name="logdata.A72" office:value-type="string">
            <text:p text:style-name="P35">Stadsschouwburg Utrecht</text:p>
          </table:table-cell>
          <table:table-cell table:style-name="logdata.A72" office:value-type="string">
            <text:p text:style-name="P45"><text:a xlink:type="simple" xlink:href="http://www.stadsschouwburg-utrecht.nl/">http://www.stadsschouwburg-utrecht.nl/</text:a></text:p>
          </table:table-cell>
          <table:table-cell table:style-name="logdata.A72" office:value-type="string">
            <text:p text:style-name="P35">hng@xs4all.nl</text:p>
          </table:table-cell>
          <table:table-cell table:style-name="logdata.D72" office:value-type="string">
            <text:p text:style-name="P35">rossini1792</text:p>
          </table:table-cell>
        </table:table-row>
        <table:table-row table:style-name="logdata.1">
          <table:table-cell table:style-name="logdata.A72" office:value-type="string">
            <text:p text:style-name="P35">HearPlanet</text:p>
          </table:table-cell>
          <table:table-cell table:style-name="logdata.A72" office:value-type="string">
            <text:p text:style-name="P45"><text:a xlink:type="simple" xlink:href="http://www.hearplanet.nl/">www.hearplanet.nl</text:a></text:p>
          </table:table-cell>
          <table:table-cell table:style-name="logdata.A72" office:value-type="string">
            <text:p text:style-name="P35"><text:a xlink:type="simple" xlink:href="mailto:hng@xs4all.nl">hng@xs4all.nl</text:a></text:p>
          </table:table-cell>
          <table:table-cell table:style-name="logdata.D72" office:value-type="string">
            <text:p text:style-name="P35">AjU3AgUPUR</text:p>
          </table:table-cell>
        </table:table-row>
        <table:table-row table:style-name="logdata.1">
          <table:table-cell table:style-name="logdata.A72" office:value-type="string">
            <text:p text:style-name="P35">De Online Drogist</text:p>
          </table:table-cell>
          <table:table-cell table:style-name="logdata.A72" office:value-type="string">
            <text:p text:style-name="P45"><text:a xlink:type="simple" xlink:href="http://www.deonlinedrogist.nl/">http://www.deonlinedrogist.nl/</text:a></text:p>
          </table:table-cell>
          <table:table-cell table:style-name="logdata.A72" office:value-type="string">
            <text:p text:style-name="P35"><text:a xlink:type="simple" xlink:href="mailto:hng@xs4all.nl">hng@xs4all.nl</text:a></text:p>
          </table:table-cell>
          <table:table-cell table:style-name="logdata.D72" office:value-type="string">
            <text:p text:style-name="P35">dfh469lmy</text:p>
            <text:p text:style-name="P35">(letter l)</text:p>
          </table:table-cell>
        </table:table-row>
        <table:table-row table:style-name="logdata.1">
          <table:table-cell table:style-name="logdata.A72" office:value-type="string">
            <text:p text:style-name="P35">Rootsmagic forum</text:p>
          </table:table-cell>
          <table:table-cell table:style-name="logdata.A72" office:value-type="string">
            <text:p text:style-name="P45"><text:a xlink:type="simple" xlink:href="http://forums.rootsmagic.com/">http://forums.rootsmagic.com/</text:a></text:p>
          </table:table-cell>
          <table:table-cell table:style-name="logdata.A72" office:value-type="string">
            <text:p text:style-name="P35">barthng</text:p>
          </table:table-cell>
          <table:table-cell table:style-name="logdata.D72" office:value-type="string">
            <text:p text:style-name="P35">mahler191<text:span text:style-name="T16">1</text:span></text:p>
          </table:table-cell>
        </table:table-row>
        <table:table-row table:style-name="logdata.1">
          <table:table-cell table:style-name="logdata.A72" office:value-type="string">
            <text:p text:style-name="P36">Eén vandaag</text:p>
          </table:table-cell>
          <table:table-cell table:style-name="logdata.A72" office:value-type="string">
            <text:p text:style-name="P45"/>
          </table:table-cell>
          <table:table-cell table:style-name="logdata.A72" office:value-type="string">
            <text:p text:style-name="P36"><text:a xlink:type="simple" xlink:href="mailto:hng@xs4all.nl">hng@xs4all.nl</text:a></text:p>
          </table:table-cell>
          <table:table-cell table:style-name="logdata.D72" office:value-type="string">
            <text:p text:style-name="P36">Mahler1911</text:p>
          </table:table-cell>
        </table:table-row>
      </table:table>
      <text:p text:style-name="Standard"/>
      <text:p text:style-name="P39">0749</text:p>
      <text:p text:style-name="P39">8850</text:p>
      <text:p text:style-name="P39">3201</text:p>
      <text:p text:style-name="P39"/>
      <text:p text:style-name="P43">(paypal?? mahler191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nl" fo:country="NL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nl" fo:country="N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ardalinea-lettertype" style:family="text"/>
    <style:style style:name="Internet_20_link" style:display-name="Internet link" style:family="text" style:parent-style-name="Standaardalinea-lettertype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.499cm" fo:margin-bottom="0.499cm" fo:margin-left="0.829cm" fo:margin-right="0.829cm" fo:border="0.51pt solid #000000" fo:padding-top="1.653cm" fo:padding-bottom="0.423cm" fo:padding-left="1.653cm" fo:padding-right="1.653cm" style:shadow="none" fo:background-color="transparent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29cm" fo:margin-bottom="0.829cm" fo:margin-left="0.829cm" fo:margin-right="0.829cm" fo:border="0.51pt solid #000000" fo:padding="1.653cm" style:shadow="#000000 0.864cm 0.86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file-name text:display="full">C:\Users\bart\Documents\doc\log-data.odt</text:file-name></text:span><text:span text:style-name="MT1"><text:tab/>Pagina </text:span><text:span text:style-name="MT1"><text:page-number style:num-format="1"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loggegevens</dc:title>
    <meta:initial-creator>bart</meta:initial-creator>
    <meta:creation-date>2011-06-25T15:23:00</meta:creation-date>
    <dc:date>2014-07-13T15:06:30.593000000</dc:date>
    <meta:print-date>2014-05-29T13:07:08.180000000</meta:print-date>
    <meta:editing-cycles>40</meta:editing-cycles>
    <meta:editing-duration>PT10H56M26S</meta:editing-duration>
    <meta:generator>LibreOffice/4.2.5.2$Windows_x86 LibreOffice_project/61cb170a04bb1f12e77c884eab9192be736ec5f5</meta:generator>
    <meta:printed-by>W.L. Hengeveld</meta:printed-by>
    <dc:creator>W.L. Hengeveld</dc:creator>
    <meta:document-statistic meta:table-count="1" meta:image-count="0" meta:object-count="0" meta:page-count="4" meta:paragraph-count="530" meta:word-count="605" meta:character-count="6419" meta:non-whitespace-character-count="6342"/>
    <meta:user-defined meta:name="Info 1"/>
    <meta:user-defined meta:name="Info 2"/>
    <meta:user-defined meta:name="Info 3"/>
    <meta:user-defined meta:name="Info 4"/>
  </office:meta>
</office:document-meta>
</file>